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1010000011F73611C2D44071294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Courier New" svg:font-family="'Courier New'" style:font-family-generic="modern"/>
    <style:font-face style:name="Liberation Serif" svg:font-family="'Liberation Serif'" style:font-family-generic="roman"/>
    <style:font-face style:name="Courier New1" svg:font-family="'Courier New'" style:font-family-generic="modern" style:font-pitch="fixed"/>
    <style:font-face style:name="Arial Unicode MS1" svg:font-family="'Arial Unicode MS'" style:font-pitch="variable"/>
    <style:font-face style:name="HG Mincho Light J" svg:font-family="'HG Mincho Light J'" style:font-pitch="variable"/>
    <style:font-face style:name="Liberation Sans1" svg:font-family="'Liberation Sans'" style:font-pitch="variable"/>
    <style:font-face style:name="Tahoma1" svg:font-family="Tahoma" style:font-pitch="variable"/>
    <style:font-face style:name="Arial Unicode MS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 style:font-family-generic="roman" style:font-pitch="variable"/>
    <style:font-face style:name="MS Gothic" svg:font-family="'MS Gothic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>
      <style:paragraph-properties fo:margin-left="0.24cm" fo:margin-right="2.14cm" fo:text-align="center" style:justify-single-word="false" fo:text-indent="0cm" style:auto-text-indent="false" fo:padding="0cm" fo:border="none">
        <style:tab-stops>
          <style:tab-stop style:position="8.65cm" style:type="center"/>
          <style:tab-stop style:position="16.27cm" style:type="right"/>
        </style:tab-stops>
      </style:paragraph-properties>
    </style:style>
    <style:style style:name="P2" style:family="paragraph" style:parent-style-name="Header">
      <style:paragraph-properties fo:margin-left="3.016cm" fo:margin-right="2.011cm" fo:margin-top="0cm" fo:margin-bottom="0cm" loext:contextual-spacing="false" fo:text-align="center" style:justify-single-word="false" fo:text-indent="0cm" style:auto-text-indent="false" fo:padding="0cm" fo:border="none">
        <style:tab-stops>
          <style:tab-stop style:position="16.27cm" style:type="right"/>
        </style:tab-stops>
      </style:paragraph-properties>
      <style:text-properties fo:font-variant="normal" fo:text-transform="none" fo:font-size="12pt" style:font-size-asian="12pt" style:font-size-complex="12pt"/>
    </style:style>
    <style:style style:name="P3" style:family="paragraph" style:parent-style-name="Footer">
      <style:paragraph-properties fo:margin-top="0cm" fo:margin-bottom="0cm" loext:contextual-spacing="false" fo:text-align="start" style:justify-single-word="false"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P4" style:family="paragraph" style:parent-style-name="Header">
      <style:paragraph-properties fo:margin-left="0cm" fo:margin-right="0cm" fo:text-indent="2.54cm" style:auto-text-indent="false" fo:padding="0cm" fo:border="none">
        <style:tab-stops>
          <style:tab-stop style:position="8.41cm" style:type="center"/>
          <style:tab-stop style:position="16.03cm" style:type="right"/>
        </style:tab-stops>
      </style:paragraph-properties>
    </style:style>
    <style:style style:name="P5" style:family="paragraph" style:parent-style-name="Header">
      <style:paragraph-properties fo:margin-left="0cm" fo:margin-right="0cm" fo:margin-top="0cm" fo:margin-bottom="0cm" loext:contextual-spacing="false" fo:text-indent="0cm" style:auto-text-indent="false" fo:padding-left="0cm" fo:padding-right="0cm" fo:padding-top="0.035cm" fo:padding-bottom="0cm" fo:border-left="none" fo:border-right="none" fo:border-top="0.06pt solid #000000" fo:border-bottom="none">
        <style:tab-stops>
          <style:tab-stop style:position="8.41cm" style:type="center"/>
          <style:tab-stop style:position="16.002cm" style:type="right"/>
          <style:tab-stop style:position="16.03cm" style:type="right"/>
        </style:tab-stops>
      </style:paragraph-properties>
    </style:style>
    <style:style style:name="P6" style:family="paragraph" style:parent-style-name="Footer">
      <style:paragraph-properties fo:margin-left="0cm" fo:margin-right="0.101cm" fo:margin-top="0cm" fo:margin-bottom="0cm" loext:contextual-spacing="false" fo:text-indent="0.73cm" style:auto-text-indent="false">
        <style:tab-stops>
          <style:tab-stop style:position="8.89cm" style:type="center"/>
          <style:tab-stop style:position="9.525cm" style:type="center"/>
          <style:tab-stop style:position="14.358cm" style:type="right"/>
          <style:tab-stop style:position="16.51cm" style:type="right"/>
        </style:tab-stops>
      </style:paragraph-properties>
    </style:style>
    <style:style style:name="P7" style:family="paragraph" style:parent-style-name="Sous-titre_20_couverture">
      <style:paragraph-properties fo:margin-left="2.501cm" fo:margin-right="3.247cm" fo:text-indent="0cm" style:auto-text-indent="false">
        <style:tab-stops>
          <style:tab-stop style:position="10.5cm"/>
        </style:tab-stops>
      </style:paragraph-properties>
    </style:style>
    <style:style style:name="P8" style:family="paragraph" style:parent-style-name="Text_20_body">
      <style:text-properties fo:font-size="12pt" style:font-size-asian="12pt" style:font-size-complex="12pt"/>
    </style:style>
    <style:style style:name="P9" style:family="paragraph" style:parent-style-name="Text_20_body">
      <style:paragraph-properties>
        <style:tab-stops>
          <style:tab-stop style:position="8.636cm" style:type="center"/>
          <style:tab-stop style:position="16.637cm" style:type="right"/>
        </style:tab-stops>
      </style:paragraph-properties>
      <style:text-properties fo:font-size="12pt" style:font-size-asian="12pt" style:font-size-complex="12pt"/>
    </style:style>
    <style:style style:name="P10" style:family="paragraph" style:parent-style-name="Text_20_body" style:list-style-name="L1">
      <style:text-properties fo:font-size="12pt" style:font-size-asian="12pt" style:font-size-complex="12pt"/>
    </style:style>
    <style:style style:name="P11" style:family="paragraph" style:parent-style-name="Text_20_body">
      <style:text-properties fo:font-size="12pt" officeooo:paragraph-rsid="00116f6d" style:font-size-asian="12pt" style:font-size-complex="12pt"/>
    </style:style>
    <style:style style:name="P12" style:family="paragraph" style:parent-style-name="Text_20_body" style:list-style-name="L3">
      <style:text-properties fo:font-size="12pt" style:font-size-asian="12pt" style:font-size-complex="12pt"/>
    </style:style>
    <style:style style:name="P13" style:family="paragraph" style:parent-style-name="Text_20_body" style:list-style-name="L4">
      <style:text-properties fo:font-size="12pt" style:font-size-asian="12pt" style:font-size-complex="12pt"/>
    </style:style>
    <style:style style:name="P14" style:family="paragraph" style:parent-style-name="Text_20_body">
      <loext:graphic-properties draw:fill="solid" draw:fill-color="#ffffcc" draw:opacity="100%"/>
      <style:paragraph-properties fo:background-color="#ffffcc"/>
      <style:text-properties fo:font-size="12pt" style:font-size-asian="12pt" style:font-size-complex="12pt"/>
    </style:style>
    <style:style style:name="P15" style:family="paragraph" style:parent-style-name="Text_20_body" style:list-style-name="L4"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Text_20_body" style:list-style-name="L4">
      <style:text-properties fo:font-size="12pt" fo:font-weight="normal" officeooo:paragraph-rsid="0020815a" style:font-size-asian="12pt" style:font-weight-asian="normal" style:font-size-complex="12pt" style:font-weight-complex="normal"/>
    </style:style>
    <style:style style:name="P17" style:family="paragraph" style:parent-style-name="Text_20_body" style:list-style-name="L4">
      <style:text-properties fo:font-size="12pt" fo:font-weight="normal" officeooo:rsid="001f507e" officeooo:paragraph-rsid="001f507e" style:font-size-asian="12pt" style:font-weight-asian="normal" style:font-size-complex="12pt" style:font-weight-complex="normal"/>
    </style:style>
    <style:style style:name="P18" style:family="paragraph" style:parent-style-name="Text_20_body" style:list-style-name="L3"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Text_20_body" style:list-style-name="L3">
      <style:text-properties fo:font-size="12pt" fo:font-weight="normal" officeooo:paragraph-rsid="001a5adb" style:font-size-asian="12pt" style:font-weight-asian="normal" style:font-size-complex="12pt" style:font-weight-complex="normal"/>
    </style:style>
    <style:style style:name="P20" style:family="paragraph" style:parent-style-name="Text_20_body" style:list-style-name="L3">
      <style:text-properties fo:font-size="12pt" fo:font-weight="normal" officeooo:paragraph-rsid="001f2d46" style:font-size-asian="12pt" style:font-weight-asian="normal" style:font-size-complex="12pt" style:font-weight-complex="normal"/>
    </style:style>
    <style:style style:name="P21" style:family="paragraph" style:parent-style-name="Text_20_body" style:list-style-name="L3">
      <style:text-properties fo:font-size="12pt" fo:font-weight="bold" style:font-size-asian="12pt" style:font-weight-asian="bold" style:font-size-complex="12pt" style:font-weight-complex="bold"/>
    </style:style>
    <style:style style:name="P22" style:family="paragraph" style:parent-style-name="Text_20_body" style:list-style-name="L3">
      <style:text-properties fo:font-size="12pt" fo:font-weight="bold" officeooo:rsid="001d938a" officeooo:paragraph-rsid="001d938a" style:font-size-asian="12pt" style:font-weight-asian="bold" style:font-size-complex="12pt" style:font-weight-complex="bold"/>
    </style:style>
    <style:style style:name="P23" style:family="paragraph" style:parent-style-name="Text_20_body" style:list-style-name="L2">
      <style:paragraph-properties fo:margin-left="1.27cm" fo:margin-right="3.247cm" fo:text-indent="0cm" style:auto-text-indent="false">
        <style:tab-stops>
          <style:tab-stop style:position="13.631cm" style:type="center"/>
          <style:tab-stop style:position="21.632cm" style:type="right"/>
        </style:tab-stops>
      </style:paragraph-properties>
      <style:text-properties fo:font-size="12pt" style:font-size-asian="12pt" style:font-size-complex="12pt"/>
    </style:style>
    <style:style style:name="P24" style:family="paragraph" style:parent-style-name="Text_20_body" style:list-style-name="L2">
      <style:paragraph-properties fo:margin-left="1.27cm" fo:margin-right="3.247cm" fo:text-indent="0cm" style:auto-text-indent="false">
        <style:tab-stops>
          <style:tab-stop style:position="13.631cm" style:type="center"/>
          <style:tab-stop style:position="21.632cm" style:type="right"/>
        </style:tab-stops>
      </style:paragraph-properties>
      <style:text-properties fo:font-size="12pt" officeooo:paragraph-rsid="001f2d46" style:font-size-asian="12pt" style:font-size-complex="12pt"/>
    </style:style>
    <style:style style:name="P25" style:family="paragraph" style:parent-style-name="Text_20_body" style:list-style-name="L3">
      <style:paragraph-properties fo:margin-left="1.27cm" fo:margin-right="0cm" fo:margin-top="0cm" fo:margin-bottom="0cm" loext:contextual-spacing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6" style:family="paragraph" style:parent-style-name="Text_20_body" style:list-style-name="L3">
      <style:paragraph-properties fo:margin-left="1.27cm" fo:margin-right="0cm" fo:margin-top="0cm" fo:margin-bottom="0cm" loext:contextual-spacing="false" fo:text-indent="0cm" style:auto-text-indent="false"/>
      <style:text-properties fo:font-size="12pt" fo:font-weight="normal" officeooo:paragraph-rsid="002c0bac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2a6099" fo:font-size="12pt" officeooo:rsid="00246fb8" officeooo:paragraph-rsid="00246fb8" style:font-size-asian="12pt" style:font-size-complex="12pt"/>
    </style:style>
    <style:style style:name="P2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2a6099" fo:font-size="12pt" officeooo:rsid="00247a51" officeooo:paragraph-rsid="00247a51" style:font-size-asian="12pt" style:font-size-complex="12pt"/>
    </style:style>
    <style:style style:name="P29" style:family="paragraph" style:parent-style-name="Heading_20_1">
      <style:paragraph-properties fo:margin-left="0cm" fo:margin-right="0cm" fo:text-indent="0cm" style:auto-text-indent="false">
        <style:tab-stops>
          <style:tab-stop style:position="13.631cm" style:type="center"/>
          <style:tab-stop style:position="21.632cm" style:type="right"/>
        </style:tab-stops>
      </style:paragraph-properties>
    </style:style>
    <style:style style:name="P30" style:family="paragraph" style:parent-style-name="Titre_20_couverture" style:master-page-name="Standard">
      <style:paragraph-properties fo:margin-left="2.501cm" fo:margin-right="3.247cm" fo:text-indent="0cm" style:auto-text-indent="false" style:page-number="1">
        <style:tab-stops>
          <style:tab-stop style:position="10.5cm"/>
        </style:tab-stops>
      </style:paragraph-properties>
    </style:style>
    <style:style style:name="P31" style:family="paragraph" style:parent-style-name="question">
      <style:text-properties officeooo:paragraph-rsid="00246fb8"/>
    </style:style>
    <style:style style:name="P32" style:family="paragraph" style:parent-style-name="question">
      <style:text-properties officeooo:paragraph-rsid="002c0bac"/>
    </style:style>
    <style:style style:name="P33" style:family="paragraph" style:parent-style-name="question" style:list-style-name="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fo:padding="0.049cm" fo:border="none">
        <style:tab-stops/>
      </style:paragraph-properties>
      <style:text-properties fo:color="#2a6099" fo:font-style="normal" fo:font-weight="normal" officeooo:rsid="00247a51" officeooo:paragraph-rsid="00247a51" style:font-style-asian="normal" style:font-weight-asian="normal" style:font-style-complex="normal" style:font-weight-complex="normal"/>
    </style:style>
    <style:style style:name="P34" style:family="paragraph" style:parent-style-name="question" style:list-style-name="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fo:padding="0.049cm" fo:border="none">
        <style:tab-stops/>
      </style:paragraph-properties>
      <style:text-properties fo:color="#2a6099" fo:font-style="normal" fo:font-weight="normal" officeooo:rsid="002568d9" officeooo:paragraph-rsid="002568d9" style:font-style-asian="normal" style:font-weight-asian="normal" style:font-style-complex="normal" style:font-weight-complex="normal"/>
    </style:style>
    <style:style style:name="P35" style:family="paragraph" style:parent-style-name="question" style:list-style-name="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fo:padding="0.049cm" fo:border="none"/>
      <style:text-properties fo:color="#2a6099" fo:font-style="normal" fo:font-weight="normal" officeooo:rsid="0029a07f" officeooo:paragraph-rsid="0029a07f" style:font-style-asian="normal" style:font-weight-asian="normal" style:font-style-complex="normal" style:font-weight-complex="normal"/>
    </style:style>
    <style:style style:name="P36" style:family="paragraph" style:parent-style-name="question" style:list-style-name="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fo:padding="0.049cm" fo:border="none"/>
      <style:text-properties fo:color="#2a6099" fo:font-style="normal" fo:font-weight="normal" officeooo:rsid="002a2db0" officeooo:paragraph-rsid="002a2db0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/>
    </style:style>
    <style:style style:name="T2" style:family="text">
      <style:text-properties officeooo:rsid="00144c0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6440" style:font-weight-asian="bold" style:font-weight-complex="bold"/>
    </style:style>
    <style:style style:name="T5" style:family="text">
      <style:text-properties fo:font-weight="bold" officeooo:rsid="001a9243" style:font-weight-asian="bold" style:font-weight-complex="bold"/>
    </style:style>
    <style:style style:name="T6" style:family="text">
      <style:text-properties fo:font-weight="bold" officeooo:rsid="00202b56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a9243" style:font-weight-asian="normal" style:font-weight-complex="normal"/>
    </style:style>
    <style:style style:name="T9" style:family="text">
      <style:text-properties fo:font-weight="normal" officeooo:rsid="001d938a" style:font-weight-asian="normal" style:font-weight-complex="normal"/>
    </style:style>
    <style:style style:name="T10" style:family="text">
      <style:text-properties fo:font-weight="normal" officeooo:rsid="001f2d46" style:font-weight-asian="normal" style:font-weight-complex="normal"/>
    </style:style>
    <style:style style:name="T11" style:family="text">
      <style:text-properties fo:font-weight="normal" officeooo:rsid="0020815a" style:font-weight-asian="normal" style:font-weight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officeooo:rsid="00116740"/>
    </style:style>
    <style:style style:name="T15" style:family="text">
      <style:text-properties officeooo:rsid="00116f6d"/>
    </style:style>
    <style:style style:name="T16" style:family="text">
      <style:text-properties officeooo:rsid="0012057a"/>
    </style:style>
    <style:style style:name="T17" style:family="text">
      <style:text-properties officeooo:rsid="0013ea60"/>
    </style:style>
    <style:style style:name="T18" style:family="text">
      <style:text-properties officeooo:rsid="00181b99"/>
    </style:style>
    <style:style style:name="T19" style:family="text">
      <style:text-properties officeooo:rsid="001a5adb"/>
    </style:style>
    <style:style style:name="T20" style:family="text">
      <style:text-properties officeooo:rsid="001a9243"/>
    </style:style>
    <style:style style:name="T21" style:family="text">
      <style:text-properties fo:color="#ff3333" style:text-underline-style="solid" style:text-underline-width="auto" style:text-underline-color="font-color" officeooo:rsid="001a9243"/>
    </style:style>
    <style:style style:name="T22" style:family="text">
      <style:text-properties officeooo:rsid="001d938a"/>
    </style:style>
    <style:style style:name="T23" style:family="text">
      <style:text-properties officeooo:rsid="001f2d46"/>
    </style:style>
    <style:style style:name="T24" style:family="text">
      <style:text-properties officeooo:rsid="00202b56"/>
    </style:style>
    <style:style style:name="T25" style:family="text">
      <style:text-properties officeooo:rsid="0020815a"/>
    </style:style>
    <style:style style:name="T26" style:family="text">
      <style:text-properties style:font-name="Times New Roman" officeooo:rsid="0020815a"/>
    </style:style>
    <style:style style:name="T27" style:family="text">
      <style:text-properties style:font-name="Times New Roman" officeooo:rsid="002568d9" style:font-name-asian="Times New Roman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20815a" style:font-style-asian="italic" style:font-weight-asian="bold" style:font-style-complex="italic" style:font-weight-complex="bold"/>
    </style:style>
    <style:style style:name="T30" style:family="text">
      <style:text-properties fo:color="#9900ff" style:font-name="Times New Roman" officeooo:rsid="0020815a"/>
    </style:style>
    <style:style style:name="T31" style:family="text">
      <style:text-properties officeooo:rsid="0023d08c"/>
    </style:style>
    <style:style style:name="T32" style:family="text">
      <style:text-properties officeooo:rsid="00247a51"/>
    </style:style>
    <style:style style:name="T33" style:family="text">
      <style:text-properties officeooo:rsid="002568d9"/>
    </style:style>
    <style:style style:name="T34" style:family="text">
      <style:text-properties style:font-name="Liberation Serif" officeooo:rsid="002568d9" style:font-name-asian="Times New Roman"/>
    </style:style>
    <style:style style:name="T35" style:family="text">
      <style:text-properties officeooo:rsid="002589e4"/>
    </style:style>
    <style:style style:name="T36" style:family="text">
      <style:text-properties officeooo:rsid="00289ea8"/>
    </style:style>
    <style:style style:name="T37" style:family="text"/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Travaux dirigés</text:p>
      <text:p text:style-name="P7"><text:span text:style-name="T17">L</text:span>es classes et les instances en <text:span text:style-name="T17">JAVA</text:span></text:p>
      <text:h text:style-name="P29" text:outline-level="1">objectif</text:h>
      <text:p text:style-name="P9">Définir une classe, ses caractéristiques, ses comportements</text:p>
      <text:h text:style-name="P29" text:outline-level="1">Travail</text:h>
      <text:p text:style-name="P8">Nous allons définir puis tester une classe en java. Ce premier TD va mettre en <text:span text:style-name="T31">œuvre</text:span> en la complétant la classe Point présentée en cours.</text:p>
      <text:h text:style-name="Heading_20_2" text:outline-level="2">Analyse<text:span text:style-name="T20"> </text:span><text:span text:style-name="T21">(Attention rien à coder sur machine ici)</text:span></text:h>
      <text:p text:style-name="P8">Actuellement la classe Point vue en cours est capable de créer un point. Toutefois la plupart du temps, le point à créer est fourni lors de sa construction :</text:p>
      <text:list xml:id="list3528383289" text:style-name="L1">
        <text:list-item>
          <text:p text:style-name="P10"><text:span text:style-name="T14">A</text:span>vec des paramètres contenant les coordonnées du point à créer (abscisse et ordonnée).</text:p>
        </text:list-item>
        <text:list-item>
          <text:p text:style-name="P10">Avec un autre point fourni en paramètre</text:p>
        </text:list-item>
      </text:list>
      <text:list xml:id="list1947966225" text:style-name="Numbering_20_1">
        <text:list-item>
          <text:p text:style-name="P31"><text:span text:style-name="T24">Proposez une</text:span> classe point pour fabriquer un objet point selon la description ci<text:span text:style-name="T15">-d</text:span>essus. Combien y a-t-il alors de constructeurs ? </text:p>
        </text:list-item>
      </text:list>
      <text:p text:style-name="P27">Il y a 3 constructeurs, un par défaut, un qui contiendra les paramètre du point à créer et le dernier qui sera un point fourni.</text:p>
      <text:p text:style-name="P27">public class Point{</text:p>
      <text:p text:style-name="P27"><text:tab/><text:bookmark-start text:name="__DdeLink__476_769124641"/>private double x ;</text:p>
      <text:p text:style-name="P27"><text:tab/>private double y ;</text:p>
      <text:p text:style-name="P27"><text:tab/>public Point (){</text:p>
      <text:p text:style-name="P27"><text:tab/>}</text:p>
      <text:p text:style-name="P27"><text:tab/>public Point (double abs, double ord){</text:p>
      <text:p text:style-name="P27"><text:tab/><text:tab/>this.x=abs ;</text:p>
      <text:p text:style-name="P27"><text:tab/><text:tab/>thi<text:span text:style-name="T35">s</text:span>.y=ord ;</text:p>
      <text:p text:style-name="P27"><text:tab/>}</text:p>
      <text:p text:style-name="P27"><text:tab/>public Point (<text:span text:style-name="T32">Point p){</text:span></text:p>
      <text:p text:style-name="P27"><text:tab/><text:tab/><text:span text:style-name="T32">this.x=p.x ;</text:span></text:p>
      <text:p text:style-name="P27"><text:tab/><text:tab/><text:span text:style-name="T32">this.y=p.y ;</text:span></text:p>
      <text:p text:style-name="P27"><text:tab/><text:span text:style-name="T32">}</text:span><text:bookmark-end text:name="__DdeLink__476_769124641"/></text:p>
      <text:p text:style-name="P28">}</text:p>
      <text:p text:style-name="P8"><text:soft-page-break/>Définir le moyen de créer des objets géométriques ayant les caractéristiques suivantes ou à définir</text:p>
      <text:list xml:id="list211612650" text:style-name="L2">
        <text:list-item>
          <text:p text:style-name="P24">des carrés<text:span text:style-name="T22">, on doit pouvoir calculer </text:span><text:span text:style-name="T9">l</text:span><text:span text:style-name="T10">'aire</text:span><text:span text:style-name="T9"> </text:span><text:span text:style-name="T22"><text:s/>de ces derniers</text:span></text:p>
        </text:list-item>
        <text:list-item>
          <text:p text:style-name="P24">des cercles<text:span text:style-name="T22">, on doit pouvoir calculer </text:span><text:span text:style-name="T9">l</text:span><text:span text:style-name="T10">'aire</text:span><text:span text:style-name="T9"> </text:span><text:span text:style-name="T22">de ces derniers</text:span></text:p>
        </text:list-item>
        <text:list-item>
          <text:p text:style-name="P23">des lignes constituées de traits continus, pointillés avec une longueur <text:span text:style-name="T22">calculable</text:span>, positionnée sur un plan, d'une épaisseur connue</text:p>
        </text:list-item>
      </text:list>
      <text:list xml:id="list114157733077078" text:continue-list="list1947966225" text:style-name="Numbering_20_1">
        <text:list-item>
          <text:p text:style-name="question"><text:span text:style-name="T15">D</text:span>éfinissez les classes correspondantes avec leurs attributs et au moins un constructeur</text:p>
        </text:list-item>
      </text:list>
      <text:p text:style-name="P33"><text:bookmark-start text:name="__DdeLink__507_769124641"/>public class Carre{</text:p>
      <text:p text:style-name="P33"><text:tab/><text:bookmark-start text:name="__DdeLink__483_769124641"/>private double cote ;</text:p>
      <text:p text:style-name="P33"><text:tab/>private double aire ;</text:p>
      <text:p text:style-name="P33"><text:tab/>public Carre (){</text:p>
      <text:p text:style-name="P33"><text:tab/>}</text:p>
      <text:p text:style-name="P33"><text:tab/>public Carre(double c){</text:p>
      <text:p text:style-name="P33"><text:tab/><text:tab/>this.cote=c ;</text:p>
      <text:p text:style-name="P33"><text:tab/><text:tab/>this.aire=c*c ;</text:p>
      <text:p text:style-name="P33"><text:tab/>}<text:bookmark-end text:name="__DdeLink__483_769124641"/></text:p>
      <text:p text:style-name="P33">}<text:bookmark-end text:name="__DdeLink__507_769124641"/></text:p>
      <text:p text:style-name="P33">public class Cercle{</text:p>
      <text:p text:style-name="P33"><text:tab/><text:bookmark-start text:name="__DdeLink__485_769124641"/>private double rayon ;</text:p>
      <text:p text:style-name="P33"><text:tab/>private double x ;</text:p>
      <text:p text:style-name="P33"><text:tab/>private double y ;</text:p>
      <text:p text:style-name="P33"><text:tab/>private double aire ;</text:p>
      <text:p text:style-name="P33"><text:tab/>public Cercle (){</text:p>
      <text:p text:style-name="P33"><text:tab/>}</text:p>
      <text:p text:style-name="P33"><text:tab/>public Cercle (double r, double abs, double ord){</text:p>
      <text:p text:style-name="P33"><text:tab/><text:tab/>this.rayon=r ;</text:p>
      <text:p text:style-name="P33"><text:tab/><text:tab/>this.x=abs ;</text:p>
      <text:p text:style-name="P33"><text:tab/><text:tab/>this.y=ord ;</text:p>
      <text:p text:style-name="P33"><text:tab/><text:tab/>this.aire=<text:span text:style-name="T33">r*r*</text:span><text:span text:style-name="T34">π </text:span><text:span text:style-name="T27">;</text:span></text:p>
      <text:p text:style-name="P33"><text:tab/>}<text:bookmark-end text:name="__DdeLink__485_769124641"/></text:p>
      <text:p text:style-name="P34">}</text:p>
      <text:p text:style-name="P34">public class Ligne{</text:p>
      <text:p text:style-name="P34"><text:tab/><text:bookmark-start text:name="__DdeLink__487_769124641"/>private double epaisseur ;</text:p>
      <text:p text:style-name="P34"><text:tab/>private double x1 ;</text:p>
      <text:p text:style-name="P34"><text:tab/>private double y1 ;</text:p>
      <text:p text:style-name="P34"><text:tab/>private double x2 ;<text:bookmark-end text:name="__DdeLink__487_769124641"/></text:p>
      <text:p text:style-name="P34"><text:tab/></text:p>
      <text:p text:style-name="P33"/>
      <text:list xml:id="list114158667747252" text:continue-numbering="true" text:style-name="Numbering_20_1">
        <text:list-item>
          <text:p text:style-name="question">Créer des objets des types précédents dans une fonction principale d'une classe nommée Geometrique <text:span text:style-name="T15">(cette classe ne contiendra qu'un "main").</text:span></text:p>
        </text:list-item>
      </text:list>
      <text:h text:style-name="Heading_20_2" text:outline-level="2"><text:span text:style-name="T15">C</text:span>odage de la classe Point</text:h>
      <text:p text:style-name="Text_20_body"/>
      <text:p text:style-name="P11"><text:span text:style-name="T24">U</text:span>tiliser <text:span text:style-name="T15">Netbeans</text:span> pour tester votre travail. </text:p>
      <text:list xml:id="list3674101189" text:style-name="L3">
        <text:list-item>
          <text:p text:style-name="P12">Créez un projet de nom <text:span text:style-name="T3">TD</text:span><text:span text:style-name="T6">Geometrie</text:span></text:p>
        </text:list-item>
        <text:list-item>
          <text:p text:style-name="P12"><text:soft-page-break/>Créez un paquetage <text:span text:style-name="T3">figGeometrique</text:span><text:span text:style-name="T7"> dans lequel vous placerez les classes associées à ce type d'objets</text:span><text:span text:style-name="T8"> (classes </text:span><text:span text:style-name="T5">Point</text:span><text:span text:style-name="T8">, </text:span><text:span text:style-name="T5">Geometrique</text:span><text:span text:style-name="T8">)</text:span></text:p>
        </text:list-item>
      </text:list>
      <text:list xml:id="list1685337256" text:style-name="L4">
        <text:list-item>
          <text:p text:style-name="P13"><text:span text:style-name="T7">Définissez dans ce paquetage la classe </text:span><text:span text:style-name="T3">Point</text:span><text:span text:style-name="T7">. Elle sera conforme </text:span><text:span text:style-name="T11">à ce qui suit</text:span><text:span text:style-name="T7"> :</text:span></text:p>
          <text:list>
            <text:list-item>
              <text:p text:style-name="P15"><text:span text:style-name="T25">2 attributs x et y</text:span> privés<text:span text:style-name="T25"> de type double</text:span></text:p>
            </text:list-item>
            <text:list-item>
              <text:p text:style-name="P15"><text:span text:style-name="T25">3</text:span> constructeurs<text:span text:style-name="T25"> (sans paramètres, avec paramètres, avec un autre point)</text:span></text:p>
            </text:list-item>
            <text:list-item>
              <text:p text:style-name="P16"><text:span text:style-name="T25">Une méthode </text:span><text:span text:style-name="T28">translater</text:span><text:span text:style-name="T25"> qui déplacera le point en abscisse et en ordonnée selon les offsets en paramètre.</text:span></text:p>
            </text:list-item>
            <text:list-item>
              <text:p text:style-name="P16"><text:span text:style-name="T25">Une méthode </text:span><text:span text:style-name="T29">calculerD</text:span><text:span text:style-name="T28">istance</text:span><text:span text:style-name="T25"> qui calculera la distance du point par rapport à l'origine (voici le code permettant de faire le calcul en JAVA : </text:span><text:span text:style-name="T30">Math.sqrt(x*x+y*y)</text:span><text:span text:style-name="T26">)</text:span></text:p>
            </text:list-item>
            <text:list-item>
              <text:p text:style-name="P17">Une méthode <text:span text:style-name="T28">calculerDistancePoint</text:span> prenant en paramètre un Point et permettant de calculer la distance entre l<text:span text:style-name="T36">e</text:span> point courant et le point en paramètre.</text:p>
              <text:p text:style-name="P17">On rappel la formule: <draw:frame draw:style-name="fr2" draw:name="Objet1" text:anchor-type="as-char" svg:width="5.639cm" svg:height="0.601cm" draw:z-index="1"><draw:object xlink:href="./Object 1" xlink:type="simple" xlink:show="embed" xlink:actuate="onLoad"/><draw:image xlink:href="./ObjectReplacements/Object 1" xlink:type="simple" xlink:show="embed" xlink:actuate="onLoad"/></draw:frame></text:p>
            </text:list-item>
            <text:list-item>
              <text:p text:style-name="P13"><text:span text:style-name="T7">une méthode </text:span><text:span text:style-name="T3">afficher</text:span><text:span text:style-name="T7"> qui va </text:span><text:span text:style-name="T11">afficher à l'écran</text:span><text:span text:style-name="T7"> l'abscisse et l'ordonnée du point.</text:span></text:p>
            </text:list-item>
          </text:list>
        </text:list-item>
      </text:list>
      <text:list xml:id="list114157126773952" text:continue-list="list3674101189" text:style-name="L3">
        <text:list-item text:start-value="1">
          <text:p text:style-name="P12">Créez les points p1, p2<text:span text:style-name="T25">, p3</text:span> et p<text:span text:style-name="T25">4,</text:span> comme <text:span text:style-name="T25">indiqué ci-dessous,</text:span> dans la méthode <text:span text:style-name="T3">main</text:span><text:span text:style-name="T5"> </text:span><text:span text:style-name="T8">de la classe</text:span><text:span text:style-name="T5"> Geometrique</text:span></text:p>
        </text:list-item>
      </text:list>
      <text:p text:style-name="P14"><text:s text:c="8"/><text:bookmark-start text:name="__DdeLink__423_1943138796"/><text:bookmark-start text:name="__DdeLink__504_769124641"/>Point p1, p2, p3, p4 ;</text:p>
      <text:p text:style-name="P14"><text:s text:c="8"/>p1 = new Point() ;</text:p>
      <text:p text:style-name="P14"><text:s text:c="8"/>p2 = new Point(1.0, 2.1) ;</text:p>
      <text:p text:style-name="P14"><text:s text:c="8"/>p3 = new Point(p2) ;</text:p>
      <text:p text:style-name="P14"><text:s text:c="8"/>p4 = p1 ;</text:p>
      <text:p text:style-name="P14"><text:s text:c="8"/>p4.x = 1 ;<text:bookmark-end text:name="__DdeLink__423_1943138796"/><text:bookmark-end text:name="__DdeLink__504_769124641"/></text:p>
      <text:list xml:id="list114158173645970" text:continue-numbering="true" text:style-name="L3">
        <text:list-item>
          <text:p text:style-name="P18"><text:span text:style-name="T24">P</text:span>lacez un point d'arrêt sur la première ligne de main et exécutez en pas à pas le programme</text:p>
        </text:list-item>
      </text:list>
      <text:list xml:id="list114156708159554" text:continue-list="list114158667747252" text:style-name="Numbering_20_1">
        <text:list-item>
          <text:p text:style-name="question">Combien d'objets ont été créés ? Justifiez votre réponse. </text:p>
        </text:list-item>
      </text:list>
      <text:p text:style-name="P35">Il y a 4 objets qui ont été crées mais il n’y a que 2 objets différents puisque p3=p2 et p4=p1.</text:p>
      <text:list xml:id="list114157366957119" text:continue-list="list114158173645970" text:style-name="L3">
        <text:list-item text:start-value="1">
          <text:p text:style-name="P18">Ajouter une méthode <text:span text:style-name="T3">afficher</text:span><text:span text:style-name="T7"> qui affichera les coordonnées du point (à votre disposition les méthodes </text:span><text:span text:style-name="T3">print, println </text:span><text:span text:style-name="T12">et </text:span><text:span text:style-name="T13">formats </text:span><text:span text:style-name="T12">associés à l'objet standard de sortie </text:span><text:span text:style-name="T3">out).</text:span></text:p>
        </text:list-item>
        <text:list-item>
          <text:p text:style-name="P18">Affichez les coordonnées de chacun des points après leur création.</text:p>
        </text:list-item>
        <text:list-item>
          <text:p text:style-name="P18">Déplacez le point p2 de {5, 5} puis afficher les coordonnées des trois points.</text:p>
        </text:list-item>
      </text:list>
      <text:list xml:id="list114157564383080" text:continue-list="list114156708159554" text:style-name="Numbering_20_1">
        <text:list-item>
          <text:p text:style-name="question">Que peut-on en <text:s/>conclure quant à l'instanciation d'un objet.</text:p>
        </text:list-item>
      </text:list>
      <text:p text:style-name="P36">L’instanciation d’un objet dépend de son initialisation et de son allocation.</text:p>
      <text:list xml:id="list114158753375122" text:continue-list="list114157366957119" text:style-name="L3">
        <text:list-item text:start-value="1">
          <text:p text:style-name="P25">On désire maintenant créer un nouveau point p<text:span text:style-name="T18">5</text:span> de même caractéristique que p3.</text:p>
        </text:list-item>
        <text:list-item>
          <text:p text:style-name="P26">On affichera ses coordonnées puis on le déplacera de {5, 5}.</text:p>
        </text:list-item>
      </text:list>
      <text:list xml:id="list114158709459358" text:continue-list="list114157564383080" text:style-name="Numbering_20_1">
        <text:list-item>
          <text:p text:style-name="P32">Même question. Comment avez-vous procédé pour démontrer la différence de comportement avec la question 5 ?</text:p>
        </text:list-item>
      </text:list>
      <text:h text:style-name="Heading_20_2" text:outline-level="2"><text:soft-page-break/><text:span text:style-name="T16">C</text:span>odage des figures géométriques</text:h>
      <text:list xml:id="list114156919159868" text:continue-list="list114158753375122" text:style-name="L3">
        <text:list-item text:start-value="1">
          <text:p text:style-name="P18"><text:span text:style-name="T19">D</text:span>éfinissez<text:span text:style-name="T19">,</text:span> toujours dans le même paquetage<text:span text:style-name="T19">,</text:span> les classes vues en analyse.</text:p>
          <text:list>
            <text:list-item>
              <text:p text:style-name="P18"><text:span text:style-name="T3">Trait</text:span>. Un trait peut être continu ou pointillé, avec une longueur définie, positionné sur un plan et il a épaisseur connue</text:p>
            </text:list-item>
            <text:list-item>
              <text:p text:style-name="P21">Carre</text:p>
            </text:list-item>
            <text:list-item>
              <text:p text:style-name="P22">Cercle</text:p>
            </text:list-item>
          </text:list>
        </text:list-item>
        <text:list-item>
          <text:p text:style-name="P18">Définissez également une classe <text:span text:style-name="T4">T</text:span><text:span text:style-name="T3">estFigure</text:span> qui devra :</text:p>
          <text:list>
            <text:list-item>
              <text:p text:style-name="P18"><text:span text:style-name="T19">T</text:span>ester chacune des méthodes des classes Carre<text:span text:style-name="T22">, Cercle et</text:span> <text:s/>Ligne</text:p>
            </text:list-item>
            <text:list-item>
              <text:p text:style-name="P19"><text:span text:style-name="T19">C</text:span>réer un objet carre<text:span text:style-name="T23">, un objet cercle et un objet</text:span> ligne</text:p>
            </text:list-item>
            <text:list-item>
              <text:p text:style-name="P19"><text:span text:style-name="T19">Afficher </text:span><text:bookmark-start text:name="__DdeLink__455_1943138796"/>l<text:span text:style-name="T23">'aire</text:span> <text:bookmark-end text:name="__DdeLink__455_1943138796"/>du carré <text:s/></text:p>
            </text:list-item>
            <text:list-item>
              <text:p text:style-name="P20"><text:span text:style-name="T19">Afficher l'aire </text:span>du <text:span text:style-name="T23">cercle</text:span> <text:s/></text:p>
            </text:list-item>
            <text:list-item>
              <text:p text:style-name="P19"><text:span text:style-name="T19">Afficher </text:span>la longueur du trait.</text:p>
            </text:list-item>
          </text:list>
        </text:list-item>
      </text:list>
      <text:list xml:id="list114158474181367" text:continue-list="list114158709459358" text:style-name="Numbering_20_1">
        <text:list-item>
          <text:p text:style-name="question">Quel élément permet de savoir qu'une classe se situe dans un paquetage ?</text:p>
        </text:list-item>
        <text:list-item>
          <text:p text:style-name="question">Peut-on à partir de la classe TestF<text:span text:style-name="T16">i</text:span>gure accéder directement aux attributs de la classe Point ? Et pourquoi 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Courier New" svg:font-family="'Courier New'" style:font-family-generic="modern"/>
    <style:font-face style:name="Liberation Serif" svg:font-family="'Liberation Serif'" style:font-family-generic="roman"/>
    <style:font-face style:name="Courier New1" svg:font-family="'Courier New'" style:font-family-generic="modern" style:font-pitch="fixed"/>
    <style:font-face style:name="Arial Unicode MS1" svg:font-family="'Arial Unicode MS'" style:font-pitch="variable"/>
    <style:font-face style:name="HG Mincho Light J" svg:font-family="'HG Mincho Light J'" style:font-pitch="variable"/>
    <style:font-face style:name="Liberation Sans1" svg:font-family="'Liberation Sans'" style:font-pitch="variable"/>
    <style:font-face style:name="Tahoma1" svg:font-family="Tahoma" style:font-pitch="variable"/>
    <style:font-face style:name="Arial Unicode MS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 style:font-family-generic="roman" style:font-pitch="variable"/>
    <style:font-face style:name="MS Gothic" svg:font-family="'MS Gothic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de" fo:country="DE" style:font-name-asian="HG Mincho Light J" style:font-size-asian="12pt" style:language-asian="fr" style:country-asian="FR" style:font-name-complex="Arial Unicode MS1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style:font-name="Thorndale" fo:font-size="12pt" fo:language="de" fo:country="DE" style:font-name-asian="HG Mincho Light J" style:font-size-asian="12pt" style:language-asian="fr" style:country-asian="FR" style:font-name-complex="Arial Unicode MS1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1.27cm" fo:margin-right="0cm" fo:margin-top="0cm" fo:margin-bottom="0.212cm" loext:contextual-spacing="false" fo:text-align="justify" style:justify-single-word="false" fo:orphans="2" fo:widows="2" fo:hyphenation-ladder-count="no-limit" fo:text-indent="0.73cm" style:auto-text-indent="false">
        <style:tab-stops/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text-properties fo:font-size="10pt" style:font-size-asian="10pt"/>
    </style:style>
    <style:style style:name="Text_20_body_20_indent" style:display-name="Text body indent" style:family="paragraph" style:parent-style-name="Text_20_body" style:class="text">
      <style:paragraph-properties fo:margin-left="1.905cm" fo:margin-right="0cm" fo:text-indent="0.73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, Arial" style:font-family-generic="swiss" style:font-pitch="variable" fo:font-size="14pt" style:font-name-asian="HG Mincho Light J" style:font-family-asian="'HG Mincho Light J'" style:font-pitch-asian="variable" style:font-size-asian="14pt"/>
    </style:style>
    <style:style style:name="Heading_20_1" style:display-name="Heading 1" style:family="paragraph" style:parent-style-name="Titre_20__28_base_29_" style:next-style-name="Text_20_body" style:default-outline-level="1" style:class="text">
      <style:paragraph-properties fo:margin-left="0cm" fo:margin-right="0cm" fo:text-indent="0cm" style:auto-text-indent="false" fo:padding-left="0cm" fo:padding-right="0cm" fo:padding-top="0cm" fo:padding-bottom="0.106cm" fo:border-left="none" fo:border-right="none" fo:border-top="none" fo:border-bottom="0.06pt solid #000000"/>
      <style:text-properties fo:text-transform="uppercase"/>
    </style:style>
    <style:style style:name="Heading_20_2" style:display-name="Heading 2" style:family="paragraph" style:parent-style-name="Titre_20__28_base_29_" style:next-style-name="Text_20_body" style:default-outline-level="2" style:class="text">
      <style:paragraph-properties fo:margin-left="0cm" fo:margin-right="0cm" fo:margin-top="0.325cm" fo:margin-bottom="0.409cm" loext:contextual-spacing="false" fo:line-height="0.494cm" fo:text-indent="0cm" style:auto-text-indent="false"/>
    </style:style>
    <style:style style:name="Heading_20_3" style:display-name="Heading 3" style:family="paragraph" style:parent-style-name="Titre_20__28_base_29_" style:next-style-name="Text_20_body" style:default-outline-level="3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tyle="italic" style:font-style-asian="italic"/>
    </style:style>
    <style:style style:name="Heading_20_4" style:display-name="Heading 4" style:family="paragraph" style:parent-style-name="Titre_20__28_base_29_" style:next-style-name="Text_20_body" style:default-outline-level="4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2pt" style:font-size-asian="12pt"/>
    </style:style>
    <style:style style:name="Heading_20_5" style:display-name="Heading 5" style:family="paragraph" style:parent-style-name="Titre_20__28_base_29_" style:next-style-name="Text_20_body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2pt" fo:font-style="italic" style:font-size-asian="12pt" style:font-style-asian="italic"/>
    </style:style>
    <style:style style:name="Heading_20_6" style:display-name="Heading 6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style:font-size-asian="11pt"/>
    </style:style>
    <style:style style:name="Heading_20_7" style:display-name="Heading 7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weight="normal" style:font-size-asian="11pt" style:font-weight-asian="normal"/>
    </style:style>
    <style:style style:name="Heading_20_8" style:display-name="Heading 8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Heading_20_9" style:display-name="Heading 9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List" style:family="paragraph" style:parent-style-name="Text_20_body" style:class="list">
      <style:paragraph-properties fo:margin-left="2.54cm" fo:margin-right="0cm" fo:margin-top="0cm" fo:margin-bottom="0.106cm" loext:contextual-spacing="false" fo:text-indent="-0.635cm" style:auto-text-indent="false">
        <style:tab-stops/>
      </style:paragraph-properties>
    </style:style>
    <style:style style:name="Header" style:family="paragraph" style:parent-style-name="En-tête_20__28_base_29_" style:class="extra">
      <style:paragraph-properties fo:margin-left="0cm" fo:margin-right="0cm" fo:text-indent="0.73cm" style:auto-text-indent="false"/>
    </style:style>
    <style:style style:name="Footer" style:family="paragraph" style:parent-style-name="En-tête_20__28_base_29_" style:class="extra">
      <style:paragraph-properties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Caption" style:family="paragraph" style:parent-style-name="Image" style:next-style-name="Text_20_body" style:class="extra">
      <style:paragraph-properties fo:margin-top="0.212cm" fo:margin-bottom="0.423cm" loext:contextual-spacing="false"/>
      <style:text-properties fo:font-size="10pt" fo:font-style="italic" style:font-size-asian="10pt" style:font-style-asian="italic"/>
    </style:style>
    <style:style style:name="Footnote" style:family="paragraph" style:parent-style-name="Note_20_de_20_bas_20_de_20_p._20__28_base_29_" style:class="extra"/>
    <style:style style:name="Endnote" style:family="paragraph" style:parent-style-name="Note_20_de_20_bas_20_de_20_p._20__28_base_29_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Titre_20_section" style:next-style-name="Index_20_1" style:class="index"/>
    <style:style style:name="Index_20_1" style:display-name="Index 1" style:family="paragraph" style:parent-style-name="Index_20__28_base_29_" style:class="index"/>
    <style:style style:name="Index_20_2" style:display-name="Index 2" style:family="paragraph" style:parent-style-name="Index_20__28_base_29_" style:class="index">
      <style:paragraph-properties fo:margin-left="1.905cm" fo:margin-right="0cm" fo:text-indent="-1.27cm" style:auto-text-indent="false"/>
    </style:style>
    <style:style style:name="Index_20_3" style:display-name="Index 3" style:family="paragraph" style:parent-style-name="Index_20__28_base_29_" style:class="index">
      <style:paragraph-properties fo:margin-left="2.54cm" fo:margin-right="0cm" fo:text-indent="-1.27cm" style:auto-text-indent="false"/>
    </style:style>
    <style:style style:name="Contents_20_1" style:display-name="Contents 1" style:family="paragraph" style:parent-style-name="TM_20__28_base_29_" style:class="index">
      <style:paragraph-properties fo:margin-left="0cm" fo:margin-right="0cm" fo:margin-top="0.212cm" fo:margin-bottom="0.212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TM_20__28_base_29_" style:class="index">
      <style:paragraph-properties fo:margin-left="0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TM_20__28_base_29_" style:class="index">
      <style:paragraph-properties fo:margin-left="0.42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TM_20__28_base_29_" style:class="index">
      <style:paragraph-properties fo:margin-left="0.84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5" style:display-name="Contents 5" style:family="paragraph" style:parent-style-name="TM_20__28_base_29_" style:class="index">
      <style:paragraph-properties fo:margin-left="1.2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6" style:display-name="Contents 6" style:family="paragraph" style:parent-style-name="TM_20__28_base_29_" style:class="index">
      <style:paragraph-properties fo:margin-left="1.69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7" style:display-name="Contents 7" style:family="paragraph" style:parent-style-name="TM_20__28_base_29_" style:class="index">
      <style:paragraph-properties fo:margin-left="2.11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8" style:display-name="Contents 8" style:family="paragraph" style:parent-style-name="TM_20__28_base_29_" style:class="index">
      <style:paragraph-properties fo:margin-left="2.54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TM_20__28_base_29_" style:class="index">
      <style:paragraph-properties fo:margin-left="2.96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Title" style:family="paragraph" style:parent-style-name="Titre_20__28_base_29_" style:next-style-name="Subtitle" style:class="chapter">
      <style:paragraph-properties fo:margin-top="0.24cm" fo:margin-bottom="0.621cm" loext:contextual-spacing="false" fo:line-height="0.988cm" fo:text-align="center" style:justify-single-word="false"/>
      <style:text-properties fo:font-size="20pt" style:font-size-asian="20pt"/>
    </style:style>
    <style:style style:name="Subtitle" style:family="paragraph" style:parent-style-name="Title" style:next-style-name="Text_20_body" style:class="chapter">
      <style:paragraph-properties fo:margin-top="0cm" fo:margin-bottom="0.423cm" loext:contextual-spacing="false" fo:line-height="100%"/>
      <style:text-properties fo:font-size="14pt" fo:font-style="italic" fo:font-weight="normal" style:font-size-asian="14pt" style:font-style-asian="italic" style:font-weight-asian="normal"/>
    </style:style>
    <style:style style:name="Quotations" style:family="paragraph" style:parent-style-name="Text_20_body" style:class="html">
      <style:paragraph-properties fo:margin-left="1.905cm" fo:margin-right="1.27cm" fo:keep-together="always" fo:text-indent="0.73cm" style:auto-text-indent="false"/>
      <style:text-properties fo:font-style="italic" style:font-style-asian="italic"/>
    </style:style>
    <style:style style:name="Titre_20__28_base_29_" style:display-name="Titre (base)" style:family="paragraph" style:parent-style-name="Standard" style:next-style-name="Text_20_body">
      <style:paragraph-properties fo:margin-left="0cm" fo:margin-right="0cm" fo:margin-top="0.508cm" fo:margin-bottom="0.339cm" loext:contextual-spacing="false" fo:line-height="0.635cm" fo:keep-together="always" fo:text-indent="0.73cm" style:auto-text-indent="false" fo:keep-with-next="always"/>
      <style:text-properties fo:font-size="14pt" fo:font-weight="bold" style:letter-kerning="true" style:font-size-asian="14pt" style:font-weight-asian="bold"/>
    </style:style>
    <style:style style:name="Note_20_de_20_bas_20_de_20_p._20__28_base_29_" style:display-name="Note de bas de p. (base)" style:family="paragraph" style:parent-style-name="Standard">
      <style:paragraph-properties fo:margin-left="0.33cm" fo:margin-right="0cm" fo:margin-top="0cm" fo:margin-bottom="0.212cm" loext:contextual-spacing="false" fo:line-height="0.388cm" fo:keep-together="always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WW-En-tête_20_de_20_message" style:display-name="WW-En-tête de message" style:family="paragraph" style:parent-style-name="Text_20_body">
      <style:paragraph-properties fo:margin-left="1.905cm" fo:margin-right="3.81cm" fo:keep-together="always" fo:text-indent="-1.905cm" style:auto-text-indent="false">
        <style:tab-stops>
          <style:tab-stop style:position="6.35cm"/>
          <style:tab-stop style:position="8.255cm"/>
        </style:tab-stops>
      </style:paragraph-properties>
      <style:text-properties fo:font-size="11pt" style:font-size-asian="11pt"/>
    </style:style>
    <style:style style:name="Corps_20_de_20_texte_20_solidaire" style:display-name="Corps de texte solidaire" style:family="paragraph" style:parent-style-name="Text_20_body">
      <style:paragraph-properties fo:keep-with-next="always"/>
    </style:style>
    <style:style style:name="Image" style:family="paragraph" style:parent-style-name="Text_20_body" style:next-style-name="Caption">
      <style:paragraph-properties fo:margin-left="0cm" fo:margin-right="0cm" fo:margin-top="0.212cm" fo:margin-bottom="0.212cm" loext:contextual-spacing="false" fo:text-align="center" style:justify-single-word="false" fo:text-indent="-0.019cm" style:auto-text-indent="false" fo:keep-with-next="always"/>
    </style:style>
    <style:style style:name="WW-Date" style:family="paragraph" style:parent-style-name="Text_20_body">
      <style:paragraph-properties fo:margin-top="0.847cm" fo:margin-bottom="0cm" loext:contextual-spacing="false"/>
    </style:style>
    <style:style style:name="Intitulé_20_document" style:display-name="Intitulé document" style:family="paragraph" style:parent-style-name="Titre_20__28_base_29_" style:next-style-name="Text_20_body">
      <loext:graphic-properties draw:fill="solid" draw:fill-color="#ffffff" draw:opacity="100%"/>
      <style:paragraph-properties fo:margin-top="0.212cm" fo:margin-bottom="0.847cm" loext:contextual-spacing="false" fo:line-height="100%" fo:text-align="center" style:justify-single-word="false" fo:background-color="#ffffff"/>
      <style:text-properties fo:text-transform="uppercase" fo:font-size="16pt" fo:letter-spacing="0.318cm" style:font-size-asian="16pt"/>
    </style:style>
    <style:style style:name="En-tête_20__28_base_29_" style:display-name="En-tête (base)" style:family="paragraph" style:parent-style-name="Standard">
      <style:paragraph-properties fo:keep-together="always" fo:padding-left="0cm" fo:padding-right="0cm" fo:padding-top="0cm" fo:padding-bottom="0.141cm" fo:border-left="none" fo:border-right="none" fo:border-top="none" fo:border-bottom="0.06pt solid #000000">
        <style:tab-stops>
          <style:tab-stop style:position="8.41cm" style:type="center"/>
          <style:tab-stop style:position="16.03cm" style:type="right"/>
        </style:tab-stops>
      </style:paragraph-properties>
      <style:text-properties fo:text-transform="uppercase" fo:font-size="9pt" fo:letter-spacing="0.035cm" fo:font-weight="bold" style:font-size-asian="9pt" style:font-weight-asian="bold"/>
    </style:style>
    <style:style style:name="Index_20__28_base_29_" style:display-name="Index (base)" style:family="paragraph" style:parent-style-name="Standard">
      <style:paragraph-properties fo:margin-left="1.27cm" fo:margin-right="0cm" fo:text-indent="-1.27cm" style:auto-text-indent="false"/>
    </style:style>
    <style:style style:name="WW-Index_20_4" style:display-name="WW-Index 4" style:family="paragraph" style:parent-style-name="Index_20__28_base_29_">
      <style:paragraph-properties fo:margin-left="3.175cm" fo:margin-right="0cm" fo:text-indent="-1.27cm" style:auto-text-indent="false"/>
    </style:style>
    <style:style style:name="WW-Index_20_5" style:display-name="WW-Index 5" style:family="paragraph" style:parent-style-name="Index_20__28_base_29_">
      <style:paragraph-properties fo:margin-left="3.81cm" fo:margin-right="0cm" fo:text-indent="-1.27cm" style:auto-text-indent="false"/>
    </style:style>
    <style:style style:name="WW-Index_20_6" style:display-name="WW-Index 6" style:family="paragraph" style:parent-style-name="Index_20__28_base_29_">
      <style:paragraph-properties fo:margin-left="4.445cm" fo:margin-right="0cm" fo:text-indent="-1.27cm" style:auto-text-indent="false"/>
    </style:style>
    <style:style style:name="WW-Index_20_7" style:display-name="WW-Index 7" style:family="paragraph" style:parent-style-name="Index_20__28_base_29_">
      <style:paragraph-properties fo:margin-left="5.08cm" fo:margin-right="0cm" fo:text-indent="-1.27cm" style:auto-text-indent="false"/>
    </style:style>
    <style:style style:name="WW-Index_20_8" style:display-name="WW-Index 8" style:family="paragraph" style:parent-style-name="Index_20__28_base_29_">
      <style:paragraph-properties fo:margin-left="5.715cm" fo:margin-right="0cm" fo:text-indent="-1.27cm" style:auto-text-indent="false"/>
    </style:style>
    <style:style style:name="WW-Index_20_9" style:display-name="WW-Index 9" style:family="paragraph" style:parent-style-name="Index_20__28_base_29_">
      <style:paragraph-properties fo:margin-left="6.35cm" fo:margin-right="0cm" fo:text-indent="-1.27cm" style:auto-text-indent="false"/>
    </style:style>
    <style:style style:name="Titre_20_section" style:display-name="Titre section" style:family="paragraph" style:parent-style-name="Titre_20__28_base_29_">
      <style:paragraph-properties fo:margin-top="0.423cm" fo:margin-bottom="0.212cm" loext:contextual-spacing="false"/>
    </style:style>
    <style:style style:name="WW-Liste_20_à_20_puces" style:display-name="WW-Liste à puces" style:family="paragraph" style:parent-style-name="List" style:list-style-name="WW8Num1">
      <style:paragraph-properties fo:margin-left="0cm" fo:margin-right="0cm" fo:margin-top="0cm" fo:margin-bottom="0.212cm" loext:contextual-spacing="false" fo:text-indent="0cm" style:auto-text-indent="false">
        <style:tab-stops/>
      </style:paragraph-properties>
    </style:style>
    <style:style style:name="WW-Liste_20_à_20_numéros" style:display-name="WW-Liste à numéros" style:family="paragraph" style:parent-style-name="List">
      <style:paragraph-properties fo:margin-top="0cm" fo:margin-bottom="0.212cm" loext:contextual-spacing="false">
        <style:tab-stops/>
      </style:paragraph-properties>
    </style:style>
    <style:style style:name="WW-Texte_20_de_20_macro" style:display-name="WW-Texte de macro" style:family="paragraph" style:parent-style-name="Text_20_body">
      <style:paragraph-properties fo:margin-left="0cm" fo:margin-right="0cm" fo:text-indent="0.73cm" style:auto-text-indent="false"/>
      <style:text-properties style:font-name="Courier New" fo:font-family="'Courier New'" style:font-family-generic="modern" fo:font-size="10pt" style:font-size-asian="10pt"/>
    </style:style>
    <style:style style:name="Titre_20_couverture" style:display-name="Titre couverture" style:family="paragraph" style:parent-style-name="Titre_20__28_base_29_" style:next-style-name="Sous-titre_20_couverture">
      <style:paragraph-properties fo:margin-top="0.649cm" fo:margin-bottom="0.621cm" loext:contextual-spacing="false" fo:line-height="0.988cm" fo:text-align="center" style:justify-single-word="false" fo:padding-left="0cm" fo:padding-right="0cm" fo:padding-top="0cm" fo:padding-bottom="0.706cm" fo:border-left="none" fo:border-right="none" fo:border-top="none" fo:border-bottom="0.99pt solid #000000"/>
      <style:text-properties fo:font-size="28pt" style:font-size-asian="28pt"/>
    </style:style>
    <style:style style:name="Sous-titre_20_couverture" style:display-name="Sous-titre couverture" style:family="paragraph" style:parent-style-name="Titre_20_couverture" style:next-style-name="Text_20_body">
      <style:paragraph-properties fo:margin-top="0.042cm" fo:margin-bottom="1.016cm" loext:contextual-spacing="false" fo:line-height="0.847cm" fo:padding="0cm" fo:border="none"/>
      <style:text-properties fo:font-size="18pt" fo:font-style="italic" style:font-size-asian="18pt" style:font-style-asian="italic"/>
    </style:style>
    <style:style style:name="TM_20__28_base_29_" style:display-name="TM (base)" style:family="paragraph" style:parent-style-name="Standard">
      <style:paragraph-properties fo:margin-left="0cm" fo:margin-right="2.54cm" fo:margin-top="0.106cm" fo:margin-bottom="0.106cm" loext:contextual-spacing="false" fo:text-indent="0.73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WW-Table_20_des_20_références_20_juridiques" style:display-name="WW-Table des références juridiques" style:family="paragraph" style:parent-style-name="TM_20__28_base_29_">
      <style:paragraph-properties fo:margin-left="0.635cm" fo:margin-right="0cm" fo:text-indent="-0.635cm" style:auto-text-indent="false"/>
    </style:style>
    <style:style style:name="WW-Table_20_des_20_illustrations" style:display-name="WW-Table des illustrations" style:family="paragraph" style:parent-style-name="TM_20__28_base_29_">
      <style:paragraph-properties fo:margin-left="1.27cm" fo:margin-right="0cm" fo:text-indent="-1.27cm" style:auto-text-indent="false"/>
    </style:style>
    <style:style style:name="WW-Titre_20_TR" style:display-name="WW-Titre TR" style:family="paragraph" style:parent-style-name="Titre_20_section" style:next-style-name="WW-Table_20_des_20_références_20_juridiques"/>
    <style:style style:name="A_20_l_27_attention" style:display-name="A l'attention" style:family="paragraph" style:parent-style-name="Text_20_body">
      <style:paragraph-properties fo:margin-left="0cm" fo:margin-right="0cm" fo:margin-top="0.212cm" fo:margin-bottom="0.106cm" loext:contextual-spacing="false" fo:text-indent="0.73cm" style:auto-text-indent="false"/>
      <style:text-properties fo:font-style="italic" style:font-style-asian="italic"/>
    </style:style>
    <style:style style:name="Liste_20_num._20__28_esp._20_après_29_" style:display-name="Liste num. (esp. après)" style:family="paragraph" style:parent-style-name="WW-Liste_20_à_20_numéros" style:next-style-name="Text_20_body">
      <style:paragraph-properties fo:margin-top="0cm" fo:margin-bottom="0.423cm" loext:contextual-spacing="false"/>
    </style:style>
    <style:style style:name="Liste_20_num._20__28_esp._20_avant_29_" style:display-name="Liste num. (esp. avant)" style:family="paragraph" style:parent-style-name="WW-Liste_20_à_20_numéros" style:next-style-name="WW-Liste_20_à_20_numéros">
      <style:paragraph-properties fo:margin-top="0.106cm" fo:margin-bottom="0.212cm" loext:contextual-spacing="false"/>
    </style:style>
    <style:style style:name="Objet" style:family="paragraph" style:parent-style-name="Text_20_body" style:next-style-name="Text_20_body">
      <style:paragraph-properties fo:margin-top="0.212cm" fo:margin-bottom="0.212cm" loext:contextual-spacing="false"/>
      <style:text-properties fo:font-style="italic" fo:font-weight="bold" style:font-style-asian="italic" style:font-weight-asian="bold"/>
    </style:style>
    <style:style style:name="Intitulé_20_section" style:display-name="Intitulé section" style:family="paragraph" style:parent-style-name="Titre_20__28_base_29_" style:next-style-name="Text_20_body">
      <style:paragraph-properties fo:margin-top="0.635cm" fo:margin-bottom="0.423cm" loext:contextual-spacing="false" fo:line-height="100%" fo:padding-left="0cm" fo:padding-right="0cm" fo:padding-top="0cm" fo:padding-bottom="0.282cm" fo:border-left="none" fo:border-right="none" fo:border-top="none" fo:border-bottom="0.06pt solid #000000"/>
    </style:style>
    <style:style style:name="Intitulé_20_partie" style:display-name="Intitulé partie" style:family="paragraph" style:parent-style-name="Titre_20__28_base_29_" style:next-style-name="Titre_20_partie">
      <style:paragraph-properties fo:margin-top="0.847cm" fo:margin-bottom="0cm" loext:contextual-spacing="false" fo:line-height="100%" fo:text-align="center" style:justify-single-word="false"/>
      <style:text-properties fo:text-transform="uppercase"/>
    </style:style>
    <style:style style:name="Titre_20_partie" style:display-name="Titre partie" style:family="paragraph" style:parent-style-name="Titre_20__28_base_29_" style:next-style-name="Sous-titre_20_partie">
      <style:paragraph-properties fo:margin-top="0.677cm" fo:margin-bottom="0.55cm" loext:contextual-spacing="false" fo:line-height="0.847cm" fo:text-align="center" style:justify-single-word="false" fo:padding-left="0cm" fo:padding-right="0cm" fo:padding-top="0cm" fo:padding-bottom="0.212cm" fo:border-left="none" fo:border-right="none" fo:border-top="none" fo:border-bottom="0.06pt solid #000000"/>
      <style:text-properties fo:text-transform="uppercase" fo:font-size="22pt" style:font-size-asian="22pt"/>
    </style:style>
    <style:style style:name="Sous-titre_20_partie" style:display-name="Sous-titre partie" style:family="paragraph" style:parent-style-name="Titre_20_partie" style:next-style-name="Text_20_body">
      <style:paragraph-properties fo:margin-top="0cm" fo:margin-bottom="0.381cm" loext:contextual-spacing="false" fo:line-height="100%" fo:text-align="start" style:justify-single-word="false" fo:padding="0cm" fo:border="none"/>
      <style:text-properties fo:font-variant="normal" fo:text-transform="none" fo:font-size="12pt" fo:font-style="italic" style:font-size-asian="12pt" style:font-style-asian="italic"/>
    </style:style>
    <style:style style:name="Citation_20__28_esp._20_avant_29_" style:display-name="Citation (esp. avant)" style:family="paragraph" style:parent-style-name="Quotations" style:next-style-name="Quotations">
      <style:paragraph-properties fo:margin-top="0.106cm" fo:margin-bottom="0.212cm" loext:contextual-spacing="false"/>
    </style:style>
    <style:style style:name="Citation_20__28_esp._20_après_29_" style:display-name="Citation (esp. après)" style:family="paragraph" style:parent-style-name="Quotations" style:next-style-name="Text_20_body">
      <style:paragraph-properties fo:margin-top="0cm" fo:margin-bottom="0.423cm" loext:contextual-spacing="false"/>
    </style:style>
    <style:style style:name="Pied_20_de_20_prem._20_page" style:display-name="Pied de prem. page" style:family="paragraph" style:parent-style-name="Footer">
      <style:paragraph-properties fo:text-align="center" style:justify-single-word="fals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Pied_20_de_20_page_20_paire" style:display-name="Pied de page paire" style:family="paragraph" style:parent-style-name="Footer"/>
    <style:style style:name="Pied_20_de_20_page_20_impaire" style:display-name="Pied de page impaire" style:family="paragraph" style:parent-style-name="Footer">
      <style:paragraph-properties fo:text-align="end" style:justify-single-word="false">
        <style:tab-stops>
          <style:tab-stop style:position="1.27cm" style:type="right"/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En-tête_20_de_20_prem._20_page" style:display-name="En-tête de prem. page" style:family="paragraph" style:parent-style-name="Header">
      <style:paragraph-properties fo:text-align="center" style:justify-single-word="false">
        <style:tab-stops>
          <style:tab-stop style:position="7.62cm" style:type="center"/>
          <style:tab-stop style:position="8.89cm" style:type="center"/>
          <style:tab-stop style:position="16.51cm" style:type="right"/>
        </style:tab-stops>
      </style:paragraph-properties>
    </style:style>
    <style:style style:name="En-tête_20_page_20_paire" style:display-name="En-tête page paire" style:family="paragraph" style:parent-style-name="Header"/>
    <style:style style:name="En-tête_20_page_20_impaire" style:display-name="En-tête page impaire" style:family="paragraph" style:parent-style-name="Header">
      <style:paragraph-properties fo:text-align="end" style:justify-single-word="false">
        <style:tab-stops>
          <style:tab-stop style:position="0cm" style:type="right"/>
          <style:tab-stop style:position="7.62cm" style:type="center"/>
          <style:tab-stop style:position="8.89cm" style:type="center"/>
          <style:tab-stop style:position="15.24cm" style:type="right"/>
          <style:tab-stop style:position="16.51cm" style:type="right"/>
        </style:tab-stops>
      </style:paragraph-properties>
    </style:style>
    <style:style style:name="Liste_20_puces_20__28_esp._20_avant_29_" style:display-name="Liste puces (esp. avant)" style:family="paragraph" style:parent-style-name="WW-Liste_20_à_20_puces" style:next-style-name="WW-Liste_20_à_20_puces" style:list-style-name="WW8Num1">
      <style:paragraph-properties fo:margin-top="0.106cm" fo:margin-bottom="0.212cm" loext:contextual-spacing="false"/>
    </style:style>
    <style:style style:name="Liste_20_puces_20__28_esp._20_après_29_" style:display-name="Liste puces (esp. après)" style:family="paragraph" style:parent-style-name="WW-Liste_20_à_20_puces" style:next-style-name="Text_20_body" style:list-style-name="WW8Num1">
      <style:paragraph-properties fo:margin-top="0cm" fo:margin-bottom="0.423cm" loext:contextual-spacing="false"/>
    </style:style>
    <style:style style:name="Liste_20__28_esp._20_avant_29_" style:display-name="Liste (esp. avant)" style:family="paragraph" style:parent-style-name="List" style:next-style-name="List">
      <style:paragraph-properties fo:margin-top="0.106cm" fo:margin-bottom="0.106cm" loext:contextual-spacing="false"/>
    </style:style>
    <style:style style:name="Liste_20__28_esp._20_après_29_" style:display-name="Liste (esp. après)" style:family="paragraph" style:parent-style-name="List" style:next-style-name="Text_20_body">
      <style:paragraph-properties fo:margin-top="0cm" fo:margin-bottom="0.423cm" loext:contextual-spacing="false"/>
    </style:style>
    <style:style style:name="Intitulé_20_chapitre" style:display-name="Intitulé chapitre" style:family="paragraph" style:parent-style-name="Titre_20__28_base_29_" style:next-style-name="Titre_20_chapitre">
      <style:paragraph-properties fo:margin-top="0.677cm" fo:margin-bottom="0.169cm" loext:contextual-spacing="false" fo:line-height="0.847cm" fo:text-align="center" style:justify-single-word="false"/>
    </style:style>
    <style:style style:name="Titre_20_chapitre" style:display-name="Titre chapitre" style:family="paragraph" style:parent-style-name="Titre_20__28_base_29_" style:next-style-name="Sous-titre_20_chapitre">
      <style:paragraph-properties fo:margin-top="0.677cm" fo:margin-bottom="0.593cm" loext:contextual-spacing="false" fo:line-height="0.847cm" fo:text-align="center" style:justify-single-word="false"/>
      <style:text-properties fo:font-size="18pt" style:font-size-asian="18pt"/>
    </style:style>
    <style:style style:name="Sous-titre_20_chapitre" style:display-name="Sous-titre chapitre" style:family="paragraph" style:parent-style-name="Titre_20_chapitre" style:next-style-name="Text_20_body">
      <style:paragraph-properties fo:margin-top="0cm" fo:margin-bottom="0.847cm" loext:contextual-spacing="false" fo:line-height="100%"/>
      <style:text-properties fo:font-size="12pt" fo:font-style="italic" style:font-size-asian="12pt" style:font-style-asian="italic"/>
    </style:style>
    <style:style style:name="WW-Liste_20_à_20_numéros_20_5" style:display-name="WW-Liste à numéros 5" style:family="paragraph" style:parent-style-name="WW-Liste_20_à_20_numéros">
      <style:paragraph-properties fo:margin-left="5.08cm" fo:margin-right="0cm" fo:text-indent="-0.635cm" style:auto-text-indent="false"/>
    </style:style>
    <style:style style:name="WW-Liste_20_à_20_numéros_20_4" style:display-name="WW-Liste à numéros 4" style:family="paragraph" style:parent-style-name="WW-Liste_20_à_20_numéros">
      <style:paragraph-properties fo:margin-left="4.445cm" fo:margin-right="0cm" fo:text-indent="-0.635cm" style:auto-text-indent="false"/>
    </style:style>
    <style:style style:name="WW-Liste_20_à_20_numéros_20_3" style:display-name="WW-Liste à numéros 3" style:family="paragraph" style:parent-style-name="WW-Liste_20_à_20_numéros">
      <style:paragraph-properties fo:margin-left="3.81cm" fo:margin-right="0cm" fo:text-indent="-0.635cm" style:auto-text-indent="false"/>
    </style:style>
    <style:style style:name="WW-Liste_20_à_20_puces_20_5" style:display-name="WW-Liste à puces 5" style:family="paragraph" style:parent-style-name="WW-Liste_20_à_20_puces" style:list-style-name="WW8Num1">
      <style:paragraph-properties fo:margin-left="5.08cm" fo:margin-right="0cm" fo:text-indent="-0.635cm" style:auto-text-indent="false"/>
    </style:style>
    <style:style style:name="WW-Liste_20_à_20_puces_20_4" style:display-name="WW-Liste à puces 4" style:family="paragraph" style:parent-style-name="WW-Liste_20_à_20_puces" style:list-style-name="WW8Num1">
      <style:paragraph-properties fo:margin-left="4.445cm" fo:margin-right="0cm" fo:text-indent="-0.635cm" style:auto-text-indent="false"/>
    </style:style>
    <style:style style:name="WW-Liste_20_à_20_puces_20_3" style:display-name="WW-Liste à puces 3" style:family="paragraph" style:parent-style-name="WW-Liste_20_à_20_puces" style:list-style-name="WW8Num6">
      <style:paragraph-properties fo:margin-left="0cm" fo:margin-right="0cm" fo:margin-top="0cm" fo:margin-bottom="0cm" loext:contextual-spacing="false" fo:text-indent="0cm" style:auto-text-indent="false"/>
    </style:style>
    <style:style style:name="WW-Liste_20_à_20_puces_20_2" style:display-name="WW-Liste à puces 2" style:family="paragraph" style:parent-style-name="WW-Liste_20_à_20_puces" style:list-style-name="WW8Num1">
      <style:paragraph-properties fo:margin-left="3.17cm" fo:margin-right="0cm" fo:margin-top="0cm" fo:margin-bottom="0cm" loext:contextual-spacing="false" fo:text-indent="-0.63cm" style:auto-text-indent="false"/>
    </style:style>
    <style:style style:name="WW-Liste_20_5" style:display-name="WW-Liste 5" style:family="paragraph" style:parent-style-name="List">
      <style:paragraph-properties fo:margin-left="5.08cm" fo:margin-right="0cm" fo:text-indent="-0.635cm" style:auto-text-indent="false">
        <style:tab-stops>
          <style:tab-stop style:position="2.54cm"/>
          <style:tab-stop style:position="5.08cm"/>
        </style:tab-stops>
      </style:paragraph-properties>
    </style:style>
    <style:style style:name="WW-Liste_20_4" style:display-name="WW-Liste 4" style:family="paragraph" style:parent-style-name="List">
      <style:paragraph-properties fo:margin-left="4.445cm" fo:margin-right="0cm" fo:text-indent="-0.635cm" style:auto-text-indent="false">
        <style:tab-stops>
          <style:tab-stop style:position="2.54cm"/>
          <style:tab-stop style:position="4.445cm"/>
        </style:tab-stops>
      </style:paragraph-properties>
    </style:style>
    <style:style style:name="WW-Liste_20_3" style:display-name="WW-Liste 3" style:family="paragraph" style:parent-style-name="List">
      <style:paragraph-properties fo:margin-left="3.81cm" fo:margin-right="0cm" fo:text-indent="-0.635cm" style:auto-text-indent="false">
        <style:tab-stops>
          <style:tab-stop style:position="2.54cm"/>
          <style:tab-stop style:position="3.81cm"/>
        </style:tab-stops>
      </style:paragraph-properties>
    </style:style>
    <style:style style:name="WW-Liste_20_2" style:display-name="WW-Liste 2" style:family="paragraph" style:parent-style-name="List">
      <style:paragraph-properties fo:margin-left="3.175cm" fo:margin-right="0cm" fo:text-indent="-0.635cm" style:auto-text-indent="false">
        <style:tab-stops>
          <style:tab-stop style:position="2.54cm"/>
          <style:tab-stop style:position="3.175cm"/>
        </style:tab-stops>
      </style:paragraph-properties>
    </style:style>
    <style:style style:name="WW-Commentaire" style:family="paragraph" style:parent-style-name="Note_20_de_20_bas_20_de_20_p._20__28_base_29_"/>
    <style:style style:name="WW-Liste_20_à_20_numéros_20_2" style:display-name="WW-Liste à numéros 2" style:family="paragraph" style:parent-style-name="WW-Liste_20_à_20_numéros">
      <style:paragraph-properties fo:margin-left="3.175cm" fo:margin-right="0cm" fo:text-indent="-0.635cm" style:auto-text-indent="false"/>
    </style:style>
    <style:style style:name="WW-Liste_20_continue" style:display-name="WW-Liste continue" style:family="paragraph" style:parent-style-name="List">
      <style:paragraph-properties fo:margin-left="2.54cm" fo:margin-right="0cm" fo:margin-top="0cm" fo:margin-bottom="0.212cm" loext:contextual-spacing="false" fo:text-indent="0cm" style:auto-text-indent="false">
        <style:tab-stops/>
      </style:paragraph-properties>
    </style:style>
    <style:style style:name="WW-Liste_20_continue_20_2" style:display-name="WW-Liste continue 2" style:family="paragraph" style:parent-style-name="WW-Liste_20_continue">
      <style:paragraph-properties fo:margin-left="3.175cm" fo:margin-right="0cm" fo:text-indent="0.002cm" style:auto-text-indent="false"/>
    </style:style>
    <style:style style:name="WW-Liste_20_continue_20_3" style:display-name="WW-Liste continue 3" style:family="paragraph" style:parent-style-name="WW-Liste_20_continue">
      <style:paragraph-properties fo:margin-left="3.81cm" fo:margin-right="0cm" fo:text-indent="0.002cm" style:auto-text-indent="false"/>
    </style:style>
    <style:style style:name="WW-Liste_20_continue_20_4" style:display-name="WW-Liste continue 4" style:family="paragraph" style:parent-style-name="WW-Liste_20_continue">
      <style:paragraph-properties fo:margin-left="4.445cm" fo:margin-right="0cm" fo:text-indent="0.002cm" style:auto-text-indent="false"/>
    </style:style>
    <style:style style:name="WW-Liste_20_continue_20_5" style:display-name="WW-Liste continue 5" style:family="paragraph" style:parent-style-name="WW-Liste_20_continue">
      <style:paragraph-properties fo:margin-left="5.08cm" fo:margin-right="0cm" fo:text-indent="0.002cm" style:auto-text-indent="false"/>
    </style:style>
    <style:style style:name="WW-Retrait_20_normal" style:display-name="WW-Retrait normal" style:family="paragraph" style:parent-style-name="Standard">
      <style:paragraph-properties fo:margin-left="2.501cm" fo:margin-right="0cm" fo:margin-top="0cm" fo:margin-bottom="0cm" loext:contextual-spacing="false" fo:text-indent="0cm" style:auto-text-indent="false">
        <style:tab-stops>
          <style:tab-stop style:position="6.001cm"/>
        </style:tab-stops>
      </style:paragraph-properties>
    </style:style>
    <style:style style:name="mode_20_c" style:display-name="mode c" style:family="paragraph" style:parent-style-name="Standard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1.501cm"/>
          <style:tab-stop style:position="2.251cm"/>
          <style:tab-stop style:position="4.001cm"/>
          <style:tab-stop style:position="15.002cm" style:type="right"/>
        </style:tab-stops>
      </style:paragraph-properties>
      <style:text-properties fo:font-size="10pt" fo:font-style="italic" style:font-size-asian="10pt" style:font-style-asian="italic"/>
    </style:style>
    <style:style style:name="WW-Explorateur_20_de_20_document" style:display-name="WW-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question" style:family="paragraph" style:parent-style-name="Text_20_body" style:list-style-name="Numbering_20_1" style:class="text">
      <loext:graphic-properties draw:fill="solid" draw:fill-color="#ffcc99" draw:opacity="100%"/>
      <style:paragraph-properties fo:background-color="#ffcc99" fo:padding="0.049cm" fo:border="0.06pt solid #000000"/>
      <style:text-properties fo:font-size="12pt" fo:font-style="italic" fo:font-weight="bold"/>
    </style:style>
    <style:style style:name="source" style:family="paragraph" style:parent-style-name="Text_20_body" style:class="text">
      <loext:graphic-properties draw:fill="solid" draw:fill-color="#ffffcc" draw:opacity="100%"/>
      <style:paragraph-properties fo:margin-left="1.27cm" fo:margin-right="1cm" fo:text-indent="0.73cm" style:auto-text-indent="false" fo:background-color="#ffffcc" fo:padding="0.049cm" fo:border="0.06pt solid #000000" style:shadow="none"/>
    </style:style>
    <style:style style:name="remarque" style:family="paragraph" style:parent-style-name="source" style:class="text" style:master-page-name="">
      <loext:graphic-properties draw:fill="solid" draw:fill-color="#ccffff" draw:opacity="100%"/>
      <style:paragraph-properties style:page-number="auto" fo:background-color="#ccffff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81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name-asian="Tahoma1" style:font-family-asian="Tahoma" style:font-pitch-asian="variable" style:font-size-asian="24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fo:line-height="81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fo:line-height="81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En-tête_20_A0" style:display-name="En-tête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Formes" style:family="paragraph" style:parent-style-name="Imag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 style:default-outline-level="">
      <style:paragraph-properties fo:margin-left="0.953cm" fo:margin-right="0cm" fo:margin-top="0.265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30pt" fo:font-style="normal" fo:text-shadow="none" style:text-underline-style="none" fo:font-weight="normal" style:font-name-asian="Tahoma1" style:font-family-asian="Tahoma" style:font-pitch-asian="variable" style:font-size-asian="30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2.064cm" fo:margin-right="0cm" fo:margin-top="0.229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3.175cm" fo:margin-right="0cm" fo:margin-top="0.203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4.445cm" fo:margin-right="0cm" fo:margin-top="0.176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5.715cm" fo:margin-right="0cm" fo:margin-top="0.22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5.715cm" fo:margin-right="0cm" fo:margin-top="0.22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5.715cm" fo:margin-right="0cm" fo:margin-top="0.22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5.715cm" fo:margin-right="0cm" fo:margin-top="0.22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5.715cm" fo:margin-right="0cm" fo:margin-top="0.22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top="0cm" fo:margin-bottom="0cm" loext:contextual-spacing="false" fo:line-height="103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38pt" fo:font-style="normal" fo:text-shadow="none" style:text-underline-style="none" fo:font-weight="normal" style:font-name-asian="Tahoma1" style:font-family-asian="Tahoma" style:font-pitch-asian="variable" style:font-size-asian="38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.953cm" fo:margin-right="0cm" fo:margin-top="0.245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font-name-asian="Tahoma1" style:font-family-asian="Tahoma" style:font-pitch-asian="variable" style:font-size-asian="28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top="0.159cm" fo:margin-bottom="0cm" loext:contextual-spacing="false" style:line-height-at-least="0.353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2pt" fo:font-style="normal" fo:text-shadow="none" style:text-underline-style="none" fo:font-weight="normal" style:font-name-asian="Tahoma1" style:font-family-asian="Tahoma" style:font-pitch-asian="variable" style:font-size-asian="1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top="0cm" fo:margin-bottom="0cm" loext:contextual-spacing="false" fo:line-height="81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name-asian="Tahoma1" style:font-family-asian="Tahoma" style:font-pitch-asian="variable" style:font-size-asian="24pt" style:font-style-asian="normal" style:font-weight-asian="normal" style:font-name-complex="Liberation Sans1" style:font-family-complex="'Liberation Sans'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name-asian="Tahoma1" style:font-family-asian="Tahoma" style:font-pitch-asian="variable" style:font-size-asian="18pt" style:font-name-complex="Liberation Sans1" style:font-family-complex="'Liberation Sans'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Arrière-plan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Notes" style:family="paragraph" style:default-outline-level="">
      <style:paragraph-properties fo:margin-left="0.6cm" fo:margin-right="0cm" fo:text-indent="0cm" style:auto-text-indent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5pt" fo:font-style="normal" fo:text-shadow="none" style:text-underline-style="none" fo:font-weight="normal" style:letter-kerning="true" style:font-name-asian="Tahoma1" style:font-family-asian="Tahoma" style:font-pitch-asian="variable" style:font-size-asian="25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cm" fo:margin-bottom="0.453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Tahoma1" style:font-family-asian="Tahoma" style:font-pitch-asian="variable" style:font-size-asian="26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cm" fo:margin-bottom="0.362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cm" fo:margin-bottom="0.272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cm" fo:margin-bottom="0.182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cm" fo:margin-bottom="0.09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cm" fo:margin-bottom="0.09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cm" fo:margin-bottom="0.09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cm" fo:margin-bottom="0.09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cm" fo:margin-bottom="0.09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loext:contextual-spacing="false" fo:line-height="81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loext:contextual-spacing="false" fo:line-height="81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" style:family="paragraph" style:parent-style-name="Standard_20__28_user_29_" style:default-outline-level="">
      <style:paragraph-properties fo:margin-top="0cm" fo:margin-bottom="0cm" loext:contextual-spacing="false" fo:line-height="81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loext:contextual-spacing="false" fo:line-height="81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loext:contextual-spacing="false" fo:line-height="81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loext:contextual-spacing="false" fo:line-height="81%" fo:text-align="start" style:justify-single-word="false" fo:text-indent="0.6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" style:family="paragraph" style:parent-style-name="Standard_20__28_user_29_" style:default-outline-level="">
      <style:paragraph-properties fo:margin-top="0cm" fo:margin-bottom="0cm" loext:contextual-spacing="false" fo:line-height="81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loext:contextual-spacing="false" fo:line-height="81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loext:contextual-spacing="false" fo:line-height="81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" style:family="paragraph" style:parent-style-name="Standard_20__28_user_29_" style:default-outline-level="">
      <style:paragraph-properties fo:margin-top="0.42cm" fo:margin-bottom="0.21cm" loext:contextual-spacing="false" fo:line-height="81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loext:contextual-spacing="false" fo:line-height="81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loext:contextual-spacing="false" fo:line-height="81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measure" style:family="paragraph" style:parent-style-name="Standard_20__28_user_29_" style:default-outline-level="">
      <style:paragraph-properties fo:margin-top="0cm" fo:margin-bottom="0cm" loext:contextual-spacing="false" fo:line-height="81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_20_ni_20_ligne" style:display-name="Objet sans remplissage ni ligne" style:family="paragraph" style:parent-style-name="Standard_20__28_user_29_" style:default-outline-level="">
      <style:paragraph-properties fo:margin-top="0cm" fo:margin-bottom="0cm" loext:contextual-spacing="false" fo:line-height="81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re1_7e_LT_7e_Gliederung_20_1" style:display-name="Titre1~LT~Gliederung 1" style:family="paragraph" style:default-outline-level="">
      <style:paragraph-properties fo:margin-left="0.953cm" fo:margin-right="0cm" fo:margin-top="0.265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30pt" fo:font-style="normal" fo:text-shadow="none" style:text-underline-style="none" fo:font-weight="normal" style:letter-kerning="true" style:font-name-asian="Tahoma1" style:font-family-asian="Tahoma" style:font-pitch-asian="variable" style:font-size-asian="30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2.064cm" fo:margin-right="0cm" fo:margin-top="0.229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3.175cm" fo:margin-right="0cm" fo:margin-top="0.203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4.445cm" fo:margin-right="0cm" fo:margin-top="0.176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5.715cm" fo:margin-right="0cm" fo:margin-top="0.22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5.715cm" fo:margin-right="0cm" fo:margin-top="0.22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5.715cm" fo:margin-right="0cm" fo:margin-top="0.22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5.715cm" fo:margin-right="0cm" fo:margin-top="0.22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5.715cm" fo:margin-right="0cm" fo:margin-top="0.22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 style:default-outline-level="">
      <style:paragraph-properties fo:margin-top="0cm" fo:margin-bottom="0cm" loext:contextual-spacing="false" fo:line-height="103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38pt" fo:font-style="normal" fo:text-shadow="none" style:text-underline-style="none" fo:font-weight="normal" style:letter-kerning="true" style:font-name-asian="Tahoma1" style:font-family-asian="Tahoma" style:font-pitch-asian="variable" style:font-size-asian="38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Titre1_7e_LT_7e_Untertitel" style:display-name="Titre1~LT~Untertitel" style:family="paragraph" style:default-outline-level="">
      <style:paragraph-properties fo:margin-left="0.953cm" fo:margin-right="0cm" fo:margin-top="0.245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name-asian="Tahoma1" style:font-family-asian="Tahoma" style:font-pitch-asian="variable" style:font-size-asian="28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Titre1_7e_LT_7e_Notizen" style:display-name="Titre1~LT~Notizen" style:family="paragraph" style:default-outline-level="">
      <style:paragraph-properties fo:margin-top="0.159cm" fo:margin-bottom="0cm" loext:contextual-spacing="false" style:line-height-at-least="0.353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2pt" fo:font-style="normal" fo:text-shadow="none" style:text-underline-style="none" fo:font-weight="normal" style:letter-kerning="true" style:font-name-asian="Tahoma1" style:font-family-asian="Tahoma" style:font-pitch-asian="variable" style:font-size-asian="1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Titre1_7e_LT_7e_Hintergrundobjekte" style:display-name="Titre1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Inspiration_7e_LT_7e_Gliederung_20_1" style:display-name="Inspiration~LT~Gliederung 1" style:family="paragraph" style:default-outline-level="">
      <style:paragraph-properties fo:margin-top="0cm" fo:margin-bottom="0.453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Tahoma1" style:font-family-asian="Tahoma" style:font-pitch-asian="variable" style:font-size-asian="26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Inspiration_7e_LT_7e_Gliederung_20_2" style:display-name="Inspiration~LT~Gliederung 2" style:family="paragraph" style:parent-style-name="Inspiration_7e_LT_7e_Gliederung_20_1" style:default-outline-level="">
      <style:paragraph-properties fo:margin-top="0cm" fo:margin-bottom="0.362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3" style:display-name="Inspiration~LT~Gliederung 3" style:family="paragraph" style:parent-style-name="Inspiration_7e_LT_7e_Gliederung_20_2" style:default-outline-level="">
      <style:paragraph-properties fo:margin-top="0cm" fo:margin-bottom="0.272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4" style:display-name="Inspiration~LT~Gliederung 4" style:family="paragraph" style:parent-style-name="Inspiration_7e_LT_7e_Gliederung_20_3" style:default-outline-level="">
      <style:paragraph-properties fo:margin-top="0cm" fo:margin-bottom="0.182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5" style:display-name="Inspiration~LT~Gliederung 5" style:family="paragraph" style:parent-style-name="Inspiration_7e_LT_7e_Gliederung_20_4" style:default-outline-level="">
      <style:paragraph-properties fo:margin-top="0cm" fo:margin-bottom="0.09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6" style:display-name="Inspiration~LT~Gliederung 6" style:family="paragraph" style:parent-style-name="Inspiration_7e_LT_7e_Gliederung_20_5" style:default-outline-level="">
      <style:paragraph-properties fo:margin-top="0cm" fo:margin-bottom="0.09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7" style:display-name="Inspiration~LT~Gliederung 7" style:family="paragraph" style:parent-style-name="Inspiration_7e_LT_7e_Gliederung_20_6" style:default-outline-level="">
      <style:paragraph-properties fo:margin-top="0cm" fo:margin-bottom="0.09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8" style:display-name="Inspiration~LT~Gliederung 8" style:family="paragraph" style:parent-style-name="Inspiration_7e_LT_7e_Gliederung_20_7" style:default-outline-level="">
      <style:paragraph-properties fo:margin-top="0cm" fo:margin-bottom="0.09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9" style:display-name="Inspiration~LT~Gliederung 9" style:family="paragraph" style:parent-style-name="Inspiration_7e_LT_7e_Gliederung_20_8" style:default-outline-level="">
      <style:paragraph-properties fo:margin-top="0cm" fo:margin-bottom="0.09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Titel" style:display-name="Inspiration~LT~Titel" style:family="paragraph" style:default-outline-level="">
      <style:paragraph-properties fo:text-align="start" style:justify-single-word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36pt" fo:font-style="normal" fo:text-shadow="none" style:text-underline-style="none" fo:font-weight="normal" style:letter-kerning="true" style:font-name-asian="Tahoma1" style:font-family-asian="Tahoma" style:font-pitch-asian="variable" style:font-size-asian="36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Inspiration_7e_LT_7e_Untertitel" style:display-name="Inspiration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Inspiration_7e_LT_7e_Notizen" style:display-name="Inspiration~LT~Notizen" style:family="paragraph" style:default-outline-level="">
      <style:paragraph-properties fo:margin-left="0.6cm" fo:margin-right="0cm" fo:text-indent="0cm" style:auto-text-indent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5pt" fo:font-style="normal" fo:text-shadow="none" style:text-underline-style="none" fo:font-weight="normal" style:letter-kerning="true" style:font-name-asian="Tahoma1" style:font-family-asian="Tahoma" style:font-pitch-asian="variable" style:font-size-asian="25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Inspiration_7e_LT_7e_Hintergrundobjekte" style:display-name="Inspiration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Inspiration_7e_LT_7e_Hintergrund" style:display-name="Inspiration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>
      <style:text-properties fo:font-weight="bold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Endnote_20_Symbol" style:display-name="Endnote Symbol" style:family="text"/>
    <style:style style:name="Line_20_numbering" style:display-name="Line numbering" style:family="text" style:parent-style-name="WW-Police_20_par_20_défaut">
      <style:text-properties fo:font-size="9pt" style:font-size-asian="9pt"/>
    </style:style>
    <style:style style:name="WW-Absatz-Standardschriftart" style:family="text"/>
    <style:style style:name="WW-Police_20_par_20_défaut" style:display-name="WW-Police par défaut" style:family="text"/>
    <style:style style:name="WW-Caractère_20_de_20_note_20_de_20_fin" style:display-name="WW-Caractère de note de fin" style:family="text" style:parent-style-name="WW-Police_20_par_20_défaut">
      <style:text-properties style:text-position="super 58%" fo:font-weight="bold" style:font-weight-asian="bold"/>
    </style:style>
    <style:style style:name="WW-Caractère_20_de_20_note_20_de_20_bas_20_de_20_page" style:display-name="WW-Caractère de note de bas de page" style:family="text" style:parent-style-name="WW-Police_20_par_20_défaut">
      <style:text-properties style:text-position="super 58%" fo:font-weight="bold" style:font-weight-asian="bold"/>
    </style:style>
    <style:style style:name="Ital._20_gras" style:display-name="Ital. gras" style:family="text">
      <style:text-properties fo:font-style="italic" fo:font-weight="bold" style:font-style-asian="italic" style:font-weight-asian="bold"/>
    </style:style>
    <style:style style:name="Exposant" style:family="text">
      <style:text-properties style:text-position="super 58%" fo:font-weight="bold" style:font-weight-asian="bold"/>
    </style:style>
    <style:style style:name="Ital" style:family="text">
      <style:text-properties fo:font-style="italic" style:font-style-asian="italic"/>
    </style:style>
    <style:style style:name="WW-Marque_20_de_20_commentaire" style:display-name="WW-Marque de commentaire" style:family="text" style:parent-style-name="WW-Police_20_par_20_défaut">
      <style:text-properties fo:font-size="8pt" style:font-size-asian="8pt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Wingdings" fo:font-family="Wingdings" style:font-pitch="variable" style:font-charset="x-symbol" fo:font-size="8pt" style:font-size-asian="8pt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Wingdings" fo:font-family="Wingdings" style:font-pitch="variable" style:font-charset="x-symbol"/>
    </style:style>
    <style:style style:name="WW8Num22z3" style:family="text">
      <style:text-properties style:font-name="Symbol" fo:font-family="Symbol" style:font-family-generic="roman" style:font-pitch="variable" style:font-charset="x-symbol"/>
    </style:style>
    <style:style style:name="WW8Num22z4" style:family="text">
      <style:text-properties style:font-name="Courier New" fo:font-family="'Courier New'" style:font-family-generic="modern"/>
    </style:style>
    <style:style style:name="WW8Num23z0" style:family="text">
      <style:text-properties style:font-name="Wingdings" fo:font-family="Wingdings" style:font-pitch="variable" style:font-charset="x-symbol" fo:font-size="8pt" style:font-size-asian="8pt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Wingdings" fo:font-family="Wingdings" style:font-pitch="variable" style:font-charset="x-symbol" fo:font-size="8pt" style:font-size-asian="8pt"/>
    </style:style>
    <style:style style:name="WW8Num29z0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Wingdings" fo:font-family="Wingdings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3" style:family="text">
      <style:text-properties style:font-name="Symbol" fo:font-family="Symbol" style:font-family-generic="roman" style:font-pitch="variable" style:font-charset="x-symbol"/>
    </style:style>
    <style:style style:name="WW8NumSt32z0" style:family="text">
      <style:text-properties style:font-name="Wingdings" fo:font-family="Wingdings" style:font-pitch="variable" style:font-charset="x-symbol" fo:font-size="8pt" style:font-size-asian="8pt"/>
    </style:style>
    <style:style style:name="WW8NumSt58z0" style:family="text">
      <style:text-properties style:font-name="Wingdings" fo:font-family="Wingdings" style:font-pitch="variable" style:font-charset="x-symbol" fo:font-size="8pt" style:font-size-asian="8pt"/>
    </style:style>
    <style:style style:name="WW8NumSt69z0" style:family="text">
      <style:text-properties style:font-name="Arial" fo:font-family="Arial" style:font-family-generic="swiss" style:font-pitch="variable" fo:font-size="8pt" style:font-size-asian="8pt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z4" style:family="text">
      <style:text-properties style:font-name="Courier New" fo:font-family="'Courier New'" style:font-family-generic="modern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 fo:font-size="8pt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space-before="0.499cm" text:min-label-distance="0.199cm"/>
      </text:outline-level-style>
      <text:outline-level-style text:level="2" style:num-format="1" text:display-levels="2">
        <style:list-level-properties text:space-before="0.998cm" text:min-label-distance="0.199cm"/>
      </text:outline-level-style>
      <text:outline-level-style text:level="3" style:num-format="1" text:display-levels="3">
        <style:list-level-properties text:space-before="1.498cm" text:min-label-distance="0.199cm"/>
      </text:outline-level-style>
      <text:outline-level-style text:level="4" style:num-format="1" text:display-levels="4">
        <style:list-level-properties text:space-before="1.997cm" text:min-label-distance="0.199cm"/>
      </text:outline-level-style>
      <text:outline-level-style text:level="5" style:num-format="1" text:display-levels="5">
        <style:list-level-properties text:space-before="2.496cm" text:min-label-distance="0.199cm"/>
      </text:outline-level-style>
      <text:outline-level-style text:level="6" style:num-format="">
        <style:list-level-properties text:min-label-distance="0.85cm"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bullet text:level="1" text:style-name="WW8Num2z0" text:bullet-char="">
        <style:list-level-properties text:space-before="1.886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3.156cm" text:min-label-width="0.635cm"/>
      </text:list-level-style-number>
      <text:list-level-style-bullet text:level="3" text:style-name="WW8Num2z0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2z4" text:bullet-char="o">
        <style:list-level-properties text:space-before="6.966cm" text:min-label-width="0.635cm"/>
        <style:text-properties style:font-name="Courier New1"/>
      </text:list-level-style-bullet>
      <text:list-level-style-bullet text:level="6" text:style-name="WW8Num2z0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2z4" text:bullet-char="o">
        <style:list-level-properties text:space-before="10.776cm" text:min-label-width="0.635cm"/>
        <style:text-properties style:font-name="Courier New1"/>
      </text:list-level-style-bullet>
      <text:list-level-style-bullet text:level="9" text:style-name="WW8Num2z0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text:bullet-char="">
        <style:list-level-properties text:space-before="3.17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4.44cm" text:min-label-width="0.635cm"/>
        <style:text-properties style:font-name="Courier New1"/>
      </text:list-level-style-bullet>
      <text:list-level-style-bullet text:level="3" text:style-name="WW8Num3z0" text:bullet-char="">
        <style:list-level-properties text:space-before="5.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6.98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8.25cm" text:min-label-width="0.635cm"/>
        <style:text-properties style:font-name="Courier New1"/>
      </text:list-level-style-bullet>
      <text:list-level-style-bullet text:level="6" text:style-name="WW8Num3z0" text:bullet-char="">
        <style:list-level-properties text:space-before="9.52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10.79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2.06cm" text:min-label-width="0.635cm"/>
        <style:text-properties style:font-name="Courier New1"/>
      </text:list-level-style-bullet>
      <text:list-level-style-bullet text:level="9" text:style-name="WW8Num3z0" text:bullet-char="">
        <style:list-level-properties text:space-before="13.3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>
      <text:list-level-style-bullet text:level="1" text:style-name="WW8Num4z0" text:bullet-char="">
        <style:list-level-properties text:space-before="2.5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text:style-name="Numbering_20_Symbols" style:num-prefix=" " style:num-suffix=" " style:num-format="1">
        <style:list-level-properties text:space-before="1.249cm" text:min-label-width="1.249cm"/>
      </text:list-level-style-number>
      <text:list-level-style-number text:level="2" text:style-name="Numbering_20_Symbols" style:num-prefix=" " style:num-suffix=" " style:num-format="1" text:display-levels="2">
        <style:list-level-properties text:space-before="2.498cm" text:min-label-width="1.249cm"/>
      </text:list-level-style-number>
      <text:list-level-style-number text:level="3" text:style-name="Numbering_20_Symbols" style:num-prefix=" " style:num-suffix=" " style:num-format="1" text:display-levels="3">
        <style:list-level-properties text:space-before="3.746cm" text:min-label-width="1.2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4.995cm" text:min-label-width="1.249cm"/>
      </text:list-level-style-number>
      <text:list-level-style-number text:level="5" text:style-name="Numbering_20_Symbols" style:num-prefix=" " style:num-suffix=" " style:num-format="1" text:display-levels="5">
        <style:list-level-properties text:space-before="6.244cm" text:min-label-width="1.249cm"/>
      </text:list-level-style-number>
      <text:list-level-style-number text:level="6" text:style-name="Numbering_20_Symbols" style:num-prefix=" " style:num-suffix=" " style:num-format="1" text:display-levels="6">
        <style:list-level-properties text:space-before="7.493cm" text:min-label-width="1.249cm"/>
      </text:list-level-style-number>
      <text:list-level-style-number text:level="7" text:style-name="Numbering_20_Symbols" style:num-prefix=" " style:num-suffix=" " style:num-format="1" text:display-levels="7">
        <style:list-level-properties text:space-before="8.742cm" text:min-label-width="1.249cm"/>
      </text:list-level-style-number>
      <text:list-level-style-number text:level="8" text:style-name="Numbering_20_Symbols" style:num-prefix=" " style:num-suffix=" " style:num-format="1" text:display-levels="8">
        <style:list-level-properties text:space-before="9.991cm" text:min-label-width="1.249cm"/>
      </text:list-level-style-number>
      <text:list-level-style-number text:level="9" text:style-name="Numbering_20_Symbols" style:num-prefix=" " style:num-suffix=" " style:num-format="1" text:display-levels="9">
        <style:list-level-properties text:space-before="11.239cm" text:min-label-width="1.24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WW8Num6">
      <text:list-level-style-bullet text:level="1" text:style-name="WW8Num3z0" text:bullet-char="">
        <style:list-level-properties text:space-before="3.169cm" text:min-label-width="0.63cm"/>
        <style:text-properties style:font-name="Wingdings"/>
      </text:list-level-style-bullet>
      <text:list-level-style-bullet text:level="2" text:style-name="WW8Num3z1" text:bullet-char="o">
        <style:list-level-properties text:space-before="4.44cm" text:min-label-width="0.635cm"/>
        <style:text-properties style:font-name="Courier New1"/>
      </text:list-level-style-bullet>
      <text:list-level-style-bullet text:level="3" text:style-name="WW8Num3z0" text:bullet-char="">
        <style:list-level-properties text:space-before="5.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6.98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8.25cm" text:min-label-width="0.635cm"/>
        <style:text-properties style:font-name="Courier New1"/>
      </text:list-level-style-bullet>
      <text:list-level-style-bullet text:level="6" text:style-name="WW8Num3z0" text:bullet-char="">
        <style:list-level-properties text:space-before="9.52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10.79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2.06cm" text:min-label-width="0.635cm"/>
        <style:text-properties style:font-name="Courier New1"/>
      </text:list-level-style-bullet>
      <text:list-level-style-bullet text:level="9" text:style-name="WW8Num3z0" text:bullet-char="">
        <style:list-level-properties text:space-before="13.3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.24cm" fo:margin-right="2.14cm" fo:text-align="center" style:justify-single-word="false" fo:text-indent="0cm" style:auto-text-indent="false" fo:padding="0cm" fo:border="none">
        <style:tab-stops>
          <style:tab-stop style:position="8.65cm" style:type="center"/>
          <style:tab-stop style:position="16.27cm" style:type="right"/>
        </style:tab-stops>
      </style:paragraph-properties>
    </style:style>
    <style:style style:name="MP2" style:family="paragraph" style:parent-style-name="Header">
      <style:paragraph-properties fo:margin-left="3.016cm" fo:margin-right="2.011cm" fo:margin-top="0cm" fo:margin-bottom="0cm" loext:contextual-spacing="false" fo:text-align="center" style:justify-single-word="false" fo:text-indent="0cm" style:auto-text-indent="false" fo:padding="0cm" fo:border="none">
        <style:tab-stops>
          <style:tab-stop style:position="16.27cm" style:type="right"/>
        </style:tab-stops>
      </style:paragraph-properties>
      <style:text-properties fo:font-variant="normal" fo:text-transform="none" fo:font-size="12pt" style:font-size-asian="12pt" style:font-size-complex="12pt"/>
    </style:style>
    <style:style style:name="MP3" style:family="paragraph" style:parent-style-name="Footer">
      <style:paragraph-properties fo:margin-top="0cm" fo:margin-bottom="0cm" loext:contextual-spacing="false" fo:text-align="start" style:justify-single-word="false"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MP4" style:family="paragraph" style:parent-style-name="Header">
      <style:paragraph-properties fo:margin-left="0cm" fo:margin-right="0cm" fo:text-indent="2.54cm" style:auto-text-indent="false" fo:padding="0cm" fo:border="none">
        <style:tab-stops>
          <style:tab-stop style:position="8.41cm" style:type="center"/>
          <style:tab-stop style:position="16.03cm" style:type="right"/>
        </style:tab-stops>
      </style:paragraph-properties>
    </style:style>
    <style:style style:name="MP5" style:family="paragraph" style:parent-style-name="Header">
      <style:paragraph-properties fo:margin-left="0cm" fo:margin-right="0cm" fo:margin-top="0cm" fo:margin-bottom="0cm" loext:contextual-spacing="false" fo:text-indent="0cm" style:auto-text-indent="false" fo:padding-left="0cm" fo:padding-right="0cm" fo:padding-top="0.035cm" fo:padding-bottom="0cm" fo:border-left="none" fo:border-right="none" fo:border-top="0.06pt solid #000000" fo:border-bottom="none">
        <style:tab-stops>
          <style:tab-stop style:position="8.41cm" style:type="center"/>
          <style:tab-stop style:position="16.002cm" style:type="right"/>
          <style:tab-stop style:position="16.03cm" style:type="right"/>
        </style:tab-stops>
      </style:paragraph-properties>
    </style:style>
    <style:style style:name="MP6" style:family="paragraph" style:parent-style-name="Footer">
      <style:paragraph-properties fo:margin-left="0cm" fo:margin-right="0.101cm" fo:margin-top="0cm" fo:margin-bottom="0cm" loext:contextual-spacing="false" fo:text-indent="0.73cm" style:auto-text-indent="false">
        <style:tab-stops>
          <style:tab-stop style:position="8.89cm" style:type="center"/>
          <style:tab-stop style:position="9.525cm" style:type="center"/>
          <style:tab-stop style:position="14.358cm" style:type="right"/>
          <style:tab-stop style:position="16.51cm" style:type="right"/>
        </style:tab-stops>
      </style:paragraph-properties>
    </style:style>
    <style:style style:name="MT1" style:family="text">
      <style:text-properties fo:font-variant="normal" fo:text-transform="none"/>
    </style:style>
    <style:style style:name="MT2" style:family="text">
      <style:text-properties officeooo:rsid="0023d08c"/>
    </style:style>
    <style:style style:name="MT3" style:family="text">
      <style:text-properties officeooo:rsid="00144c0a"/>
    </style:style>
    <style:style style:name="MT4" style:family="text"/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3cm" fo:margin-left="0cm" fo:margin-right="0cm" fo:margin-bottom="0cm"/>
      </style:header-style>
      <style:footer-style>
        <style:header-footer-properties fo:min-height="1.63cm" fo:margin-left="0cm" fo:margin-right="0cm" fo:margin-top="1.131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cm"/>
      </style:header-style>
      <style:footer-style>
        <style:header-footer-properties fo:min-height="0cm" fo:margin-left="0cm" fo:margin-right="0cm" fo:margin-top="1.125cm"/>
      </style:footer-style>
    </style:page-layout>
  </office:automatic-styles>
  <office:master-styles>
    <style:master-page style:name="Standard" style:page-layout-name="Mpm1" style:next-style-name="Conversion_20_suivante_20_1">
      <style:header>
        <text:p text:style-name="MP1"><draw:frame draw:style-name="Mfr1" draw:name="images3" text:anchor-type="paragraph" svg:x="-1.12cm" svg:y="0cm" svg:width="2.23cm" svg:height="2.499cm" draw:z-index="0"><draw:image xlink:href="Pictures/10000201000001010000011F73611C2D44071294.png" xlink:type="simple" xlink:show="embed" xlink:actuate="onLoad" loext:mime-type="image/png"/></draw:frame></text:p>
        <text:p text:style-name="MP2">S.T.S. I<text:span text:style-name="MT1">nformatique et Réseaux<text:line-break/></text:span></text:p>
      </style:header>
      <style:footer>
        <text:p text:style-name="MP3"/>
      </style:footer>
    </style:master-page>
    <style:master-page style:name="Endnote" style:page-layout-name="Mpm2"/>
    <style:master-page style:name="Conversion_20_suivante_20_1" style:display-name="Conversion suivante 1" style:page-layout-name="Mpm3">
      <style:header>
        <text:p text:style-name="MP4"><text:tab/>concevoir - <text:span text:style-name="MT2">réaliser</text:span></text:p>
        <text:p text:style-name="MP5">développement</text:p>
      </style:header>
      <style:footer>
        <text:p text:style-name="MP6">STS <text:span text:style-name="MT3">SN</text:span>i<text:span text:style-name="MT3">R</text:span><text:span text:style-name="MT1"> -</text:span><text:tab/>LPR T<text:span text:style-name="MT1">ouchard</text:span> - Le Mans<text:tab/>page <text:span text:style-name="Page_20_Number"><text:page-number text:select-page="current">4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meta:creation-date>2018-02-12T13:35:33.802802525</meta:creation-date>
    <dc:language>de-DE</dc:language>
    <meta:editing-cycles>18</meta:editing-cycles>
    <meta:editing-duration>PT1H27M44S</meta:editing-duration>
    <dc:date>2020-02-05T11:41:56.489611913</dc:date>
    <meta:document-statistic meta:table-count="0" meta:image-count="1" meta:object-count="1" meta:page-count="4" meta:paragraph-count="109" meta:word-count="883" meta:character-count="5093" meta:non-whitespace-character-count="425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o fence="true" stretchy="true">|</mo>
        <mrow>
          <mrow>
            <mo fence="true" stretchy="true">|</mo>
            <mrow>
              <mover accent="true">
                <mi mathvariant="italic">AB</mi>
                <mo stretchy="false">⃗</mo>
              </mover>
            </mrow>
            <mo fence="true" stretchy="true">|</mo>
          </mrow>
        </mrow>
        <mo fence="true" stretchy="true">|</mo>
      </mrow>
      <mo stretchy="false">=</mo>
      <msqrt>
        <mrow>
          <mo fence="true" stretchy="false">(</mo>
          <mrow>
            <mrow>
              <msup>
                <mrow>
                  <mo fence="true" stretchy="false">(</mo>
                  <mrow>
                    <mrow>
                      <mi mathvariant="italic">xb</mi>
                      <mo stretchy="false">−</mo>
                      <mi mathvariant="italic">xa</mi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i mathvariant="italic">yb</mi>
                      <mo stretchy="false">−</mo>
                      <mi mathvariant="italic">ya</mi>
                    </mrow>
                  </mrow>
                  <mo fence="true" stretchy="false">)</mo>
                </mrow>
                <mn>2</mn>
              </msup>
            </mrow>
          </mrow>
          <mo fence="true" stretchy="false">)</mo>
        </mrow>
      </msqrt>
    </mrow>
    <annotation encoding="StarMath 5.0">abs{abs {vec AB}} = sqrt( (xb-xa)^2 + (yb-ya)^2 )
</annotation>
  </semantics>
</math>
</file>